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19">
      <style:text-properties fo:color="#000000"/>
    </style:style>
    <style:style style:name="ce4" style:family="table-cell" style:parent-style-name="Default" style:data-style-name="N15">
      <style:text-properties fo:color="#000000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5.10645833333333cm" style:use-optimal-column-width="true"/>
    </style:style>
    <style:style style:name="co3" style:family="table-column">
      <style:table-column-properties fo:break-before="auto" style:column-width="2.38125cm" style:use-optimal-column-width="true"/>
    </style:style>
    <style:style style:name="co4" style:family="table-column">
      <style:table-column-properties fo:break-before="auto" style:column-width="3.20145833333333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2">
            <text:p>Date:</text:p>
          </table:table-cell>
          <table:table-cell office:value-type="string" table:style-name="ce2">
            <text:p>Post #</text:p>
          </table:table-cell>
          <table:table-cell office:value-type="string" table:style-name="ce2">
            <text:p>Tripcode:</text:p>
          </table:table-cell>
          <table:table-cell office:value-type="string" table:style-name="ce2">
            <text:p>ID</text:p>
          </table:table-cell>
          <table:table-cell office:value-type="string" table:style-name="ce2">
            <text:p>Post ID</text:p>
          </table:table-cell>
          <table:table-cell office:value-type="string" table:style-name="ce2">
            <text:p>Sig</text:p>
          </table:table-cell>
          <table:table-cell office:value-type="string" table:style-name="ce2">
            <text:p>Host</text:p>
          </table:table-cell>
          <table:table-cell office:value-type="string" table:style-name="ce2">
            <text:p>Blog</text:p>
          </table:table-cell>
          <table:table-cell table:number-columns-repeated="16376"/>
        </table:table-row>
        <table:table-row table:style-name="ro1">
          <table:table-cell office:value-type="date" office:date-value="2020-04-23T00:00:00" table:style-name="ce3">
            <text:p>4/23/202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essage from Q and Team</text:p>
          </table:table-cell>
          <table:table-cell office:value-type="string" table:style-name="ce2">
            <text:p>2029ad</text:p>
          </table:table-cell>
          <table:table-cell office:value-type="float" office:value="8893602" table:style-name="ce2">
            <text:p>8893602</text:p>
          </table:table-cell>
          <table:table-cell office:value-type="string" table:style-name="ce2">
            <text:p>B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.png</text:p>
          </table:table-cell>
          <table:table-cell table:number-columns-repeated="16376"/>
        </table:table-row>
        <table:table-row table:style-name="ro1">
          <table:table-cell office:value-type="date" office:date-value="2020-04-23T00:00:00" table:style-name="ce3">
            <text:p>4/23/202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essage from Q and Team</text:p>
          </table:table-cell>
          <table:table-cell office:value-type="string" table:style-name="ce2">
            <text:p>2029ad</text:p>
          </table:table-cell>
          <table:table-cell office:value-type="float" office:value="8893956" table:style-name="ce2">
            <text:p>889395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.png</text:p>
          </table:table-cell>
          <table:table-cell table:number-columns-repeated="16376"/>
        </table:table-row>
        <table:table-row table:style-name="ro1">
          <table:table-cell office:value-type="date" office:date-value="2020-04-23T00:00:00" table:style-name="ce3">
            <text:p>4/23/202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29ad</text:p>
          </table:table-cell>
          <table:table-cell office:value-type="float" office:value="8893970" table:style-name="ce2">
            <text:p>889397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.png</text:p>
          </table:table-cell>
          <table:table-cell table:number-columns-repeated="16376"/>
        </table:table-row>
        <table:table-row table:style-name="ro1">
          <table:table-cell office:value-type="date" office:date-value="2020-04-23T00:00:00" table:style-name="ce3">
            <text:p>4/23/2020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29ad</text:p>
          </table:table-cell>
          <table:table-cell office:value-type="float" office:value="8894000" table:style-name="ce2">
            <text:p>889400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.png</text:p>
          </table:table-cell>
          <table:table-cell table:number-columns-repeated="16376"/>
        </table:table-row>
        <table:table-row table:style-name="ro1">
          <table:table-cell office:value-type="date" office:date-value="2020-04-23T00:00:00" table:style-name="ce3">
            <text:p>4/23/2020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29ad</text:p>
          </table:table-cell>
          <table:table-cell office:value-type="float" office:value="8894008" table:style-name="ce2">
            <text:p>889400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.png</text:p>
          </table:table-cell>
          <table:table-cell table:number-columns-repeated="16376"/>
        </table:table-row>
        <table:table-row table:style-name="ro1">
          <table:table-cell office:value-type="date" office:date-value="2020-04-23T00:00:00" table:style-name="ce3">
            <text:p>4/23/2020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29ad</text:p>
          </table:table-cell>
          <table:table-cell office:value-type="float" office:value="8894032" table:style-name="ce2">
            <text:p>889403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7.png</text:p>
          </table:table-cell>
          <table:table-cell table:number-columns-repeated="16376"/>
        </table:table-row>
        <table:table-row table:style-name="ro1">
          <table:table-cell office:value-type="date" office:date-value="2020-04-23T00:00:00" table:style-name="ce3">
            <text:p>4/23/2020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29ad</text:p>
          </table:table-cell>
          <table:table-cell office:value-type="float" office:value="8894087" table:style-name="ce2">
            <text:p>8894087</text:p>
          </table:table-cell>
          <table:table-cell office:value-type="string" table:style-name="ce2">
            <text:p>B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8.png</text:p>
          </table:table-cell>
          <table:table-cell table:number-columns-repeated="16376"/>
        </table:table-row>
        <table:table-row table:style-name="ro1">
          <table:table-cell office:value-type="date" office:date-value="2020-04-23T00:00:00" table:style-name="ce3">
            <text:p>4/23/2020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29ad</text:p>
          </table:table-cell>
          <table:table-cell office:value-type="float" office:value="8894122" table:style-name="ce2">
            <text:p>8894122</text:p>
          </table:table-cell>
          <table:table-cell office:value-type="string" table:style-name="ce2">
            <text:p>B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9.png</text:p>
          </table:table-cell>
          <table:table-cell table:number-columns-repeated="16376"/>
        </table:table-row>
        <table:table-row table:style-name="ro1">
          <table:table-cell office:value-type="date" office:date-value="2020-04-23T00:00:00" table:style-name="ce3">
            <text:p>4/23/2020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29ad</text:p>
          </table:table-cell>
          <table:table-cell office:value-type="float" office:value="8894161" table:style-name="ce2">
            <text:p>8894161</text:p>
          </table:table-cell>
          <table:table-cell office:value-type="string" table:style-name="ce2">
            <text:p>B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0.png</text:p>
          </table:table-cell>
          <table:table-cell table:number-columns-repeated="16376"/>
        </table:table-row>
        <table:table-row table:style-name="ro1">
          <table:table-cell office:value-type="date" office:date-value="2020-04-23T00:00:00" table:style-name="ce3">
            <text:p>4/23/202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29ad</text:p>
          </table:table-cell>
          <table:table-cell office:value-type="float" office:value="8894178" table:style-name="ce2">
            <text:p>8894178</text:p>
          </table:table-cell>
          <table:table-cell office:value-type="string" table:style-name="ce2">
            <text:p>B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1.png</text:p>
          </table:table-cell>
          <table:table-cell table:number-columns-repeated="16376"/>
        </table:table-row>
        <table:table-row table:style-name="ro1">
          <table:table-cell office:value-type="date" office:date-value="2020-04-23T00:00:00" table:style-name="ce3">
            <text:p>4/23/2020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29ad</text:p>
          </table:table-cell>
          <table:table-cell office:value-type="float" office:value="8894201" table:style-name="ce2">
            <text:p>8894201</text:p>
          </table:table-cell>
          <table:table-cell office:value-type="string" table:style-name="ce2">
            <text:p>B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2.png</text:p>
          </table:table-cell>
          <table:table-cell table:number-columns-repeated="16376"/>
        </table:table-row>
        <table:table-row table:style-name="ro1">
          <table:table-cell office:value-type="date" office:date-value="2020-04-23T00:00:00" table:style-name="ce3">
            <text:p>4/23/2020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29ad</text:p>
          </table:table-cell>
          <table:table-cell office:value-type="float" office:value="8894225" table:style-name="ce2">
            <text:p>8894225</text:p>
          </table:table-cell>
          <table:table-cell office:value-type="string" table:style-name="ce2">
            <text:p>B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3.png</text:p>
          </table:table-cell>
          <table:table-cell table:number-columns-repeated="16376"/>
        </table:table-row>
        <table:table-row table:style-name="ro1">
          <table:table-cell office:value-type="date" office:date-value="2020-04-23T00:00:00" table:style-name="ce3">
            <text:p>4/23/2020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29ad</text:p>
          </table:table-cell>
          <table:table-cell office:value-type="float" office:value="8894246" table:style-name="ce2">
            <text:p>8894246</text:p>
          </table:table-cell>
          <table:table-cell office:value-type="string" table:style-name="ce2">
            <text:p>B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4.png</text:p>
          </table:table-cell>
          <table:table-cell table:number-columns-repeated="16376"/>
        </table:table-row>
        <table:table-row table:style-name="ro1">
          <table:table-cell office:value-type="date" office:date-value="2020-04-23T00:00:00" table:style-name="ce3">
            <text:p>4/23/2020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29ad</text:p>
          </table:table-cell>
          <table:table-cell office:value-type="float" office:value="8894259" table:style-name="ce2">
            <text:p>8894259</text:p>
          </table:table-cell>
          <table:table-cell office:value-type="string" table:style-name="ce2">
            <text:p>B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All from id: 2029ad</text:p>
          </table:table-cell>
          <table:table-cell table:number-columns-repeated="16376"/>
        </table:table-row>
        <table:table-row table:style-name="ro1">
          <table:table-cell office:value-type="date" office:date-value="2020-04-23T00:00:00" table:style-name="ce3">
            <text:p>4/23/2020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29ad</text:p>
          </table:table-cell>
          <table:table-cell office:value-type="float" office:value="8894274" table:style-name="ce2">
            <text:p>8894274</text:p>
          </table:table-cell>
          <table:table-cell office:value-type="string" table:style-name="ce2">
            <text:p>B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I will go through Crumbs and be back on 27th Late EST. Q should drop right before that.</text:p>
          </table:table-cell>
          <table:table-cell table:number-columns-repeated="16376"/>
        </table:table-row>
        <table:table-row table:style-name="ro1">
          <table:table-cell office:value-type="date" office:date-value="2020-04-24T00:00:00" table:style-name="ce3">
            <text:p>4/24/2020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f6ce61</text:p>
          </table:table-cell>
          <table:table-cell office:value-type="float" office:value="8909517" table:style-name="ce2">
            <text:p>890951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5.png</text:p>
          </table:table-cell>
          <table:table-cell table:number-columns-repeated="16376"/>
        </table:table-row>
        <table:table-row table:style-name="ro1">
          <table:table-cell office:value-type="date" office:date-value="2020-04-24T00:00:00" table:style-name="ce3">
            <text:p>4/24/2020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f6ce61</text:p>
          </table:table-cell>
          <table:table-cell office:value-type="float" office:value="8909620" table:style-name="ce2">
            <text:p>890962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6.png</text:p>
          </table:table-cell>
          <table:table-cell table:number-columns-repeated="16376"/>
        </table:table-row>
        <table:table-row table:style-name="ro1">
          <table:table-cell office:value-type="date" office:date-value="2020-04-24T00:00:00" table:style-name="ce3">
            <text:p>4/24/2020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f6ce61</text:p>
          </table:table-cell>
          <table:table-cell office:value-type="float" office:value="8909663" table:style-name="ce2">
            <text:p>890966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7.png</text:p>
          </table:table-cell>
          <table:table-cell table:number-columns-repeated="16376"/>
        </table:table-row>
        <table:table-row table:style-name="ro1">
          <table:table-cell office:value-type="date" office:date-value="2020-04-24T00:00:00" table:style-name="ce3">
            <text:p>4/24/2020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f6ce61</text:p>
          </table:table-cell>
          <table:table-cell office:value-type="float" office:value="8909688" table:style-name="ce2">
            <text:p>890968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8.png</text:p>
          </table:table-cell>
          <table:table-cell table:number-columns-repeated="16376"/>
        </table:table-row>
        <table:table-row table:style-name="ro1">
          <table:table-cell office:value-type="date" office:date-value="2020-04-24T00:00:00" table:style-name="ce3">
            <text:p>4/24/2020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f6ce61</text:p>
          </table:table-cell>
          <table:table-cell office:value-type="float" office:value="8909760" table:style-name="ce2">
            <text:p>890976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9.png</text:p>
          </table:table-cell>
          <table:table-cell table:number-columns-repeated="16376"/>
        </table:table-row>
        <table:table-row table:style-name="ro1">
          <table:table-cell office:value-type="date" office:date-value="2020-04-24T00:00:00" table:style-name="ce3">
            <text:p>4/24/2020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f6ce61</text:p>
          </table:table-cell>
          <table:table-cell office:value-type="float" office:value="8909820" table:style-name="ce2">
            <text:p>890982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0.png</text:p>
          </table:table-cell>
          <table:table-cell table:number-columns-repeated="16376"/>
        </table:table-row>
        <table:table-row table:style-name="ro1">
          <table:table-cell office:value-type="date" office:date-value="2020-04-24T00:00:00" table:style-name="ce3">
            <text:p>4/24/2020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f6ce61</text:p>
          </table:table-cell>
          <table:table-cell office:value-type="float" office:value="8909843" table:style-name="ce2">
            <text:p>890984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1.png</text:p>
          </table:table-cell>
          <table:table-cell table:number-columns-repeated="16376"/>
        </table:table-row>
        <table:table-row table:style-name="ro1">
          <table:table-cell office:value-type="date" office:date-value="2020-04-24T00:00:00" table:style-name="ce3">
            <text:p>4/24/2020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f6ce61</text:p>
          </table:table-cell>
          <table:table-cell office:value-type="float" office:value="8909864" table:style-name="ce2">
            <text:p>890986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2.png</text:p>
          </table:table-cell>
          <table:table-cell table:number-columns-repeated="16376"/>
        </table:table-row>
        <table:table-row table:style-name="ro1">
          <table:table-cell office:value-type="date" office:date-value="2020-04-24T00:00:00" table:style-name="ce3">
            <text:p>4/24/2020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f6ce61</text:p>
          </table:table-cell>
          <table:table-cell office:value-type="float" office:value="8909896" table:style-name="ce2">
            <text:p>890989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3.png</text:p>
          </table:table-cell>
          <table:table-cell table:number-columns-repeated="16376"/>
        </table:table-row>
        <table:table-row table:style-name="ro1">
          <table:table-cell office:value-type="date" office:date-value="2020-04-24T00:00:00" table:style-name="ce3">
            <text:p>4/24/2020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f6ce61</text:p>
          </table:table-cell>
          <table:table-cell office:value-type="float" office:value="8909939" table:style-name="ce2">
            <text:p>890993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5.png</text:p>
          </table:table-cell>
          <table:table-cell table:number-columns-repeated="16376"/>
        </table:table-row>
        <table:table-row table:style-name="ro1">
          <table:table-cell office:value-type="date" office:date-value="2020-04-24T00:00:00" table:style-name="ce3">
            <text:p>4/24/2020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f6ce61</text:p>
          </table:table-cell>
          <table:table-cell office:value-type="float" office:value="8909966" table:style-name="ce2">
            <text:p>890996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6.png</text:p>
          </table:table-cell>
          <table:table-cell table:number-columns-repeated="16376"/>
        </table:table-row>
        <table:table-row table:style-name="ro1">
          <table:table-cell office:value-type="date" office:date-value="2020-04-24T00:00:00" table:style-name="ce3">
            <text:p>4/24/2020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f6ce61</text:p>
          </table:table-cell>
          <table:table-cell office:value-type="float" office:value="8909998" table:style-name="ce2">
            <text:p>890999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7.png</text:p>
          </table:table-cell>
          <table:table-cell table:number-columns-repeated="16376"/>
        </table:table-row>
        <table:table-row table:style-name="ro1">
          <table:table-cell office:value-type="date" office:date-value="2020-04-24T00:00:00" table:style-name="ce3">
            <text:p>4/24/2020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f6ce61</text:p>
          </table:table-cell>
          <table:table-cell office:value-type="float" office:value="8910082" table:style-name="ce2">
            <text:p>891008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8.png</text:p>
          </table:table-cell>
          <table:table-cell table:number-columns-repeated="16376"/>
        </table:table-row>
        <table:table-row table:style-name="ro1">
          <table:table-cell office:value-type="date" office:date-value="2020-04-24T00:00:00" table:style-name="ce3">
            <text:p>4/24/2020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f6ce61</text:p>
          </table:table-cell>
          <table:table-cell office:value-type="float" office:value="8910108" table:style-name="ce2">
            <text:p>891010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9.png</text:p>
          </table:table-cell>
          <table:table-cell table:number-columns-repeated="16376"/>
        </table:table-row>
        <table:table-row table:style-name="ro1">
          <table:table-cell office:value-type="date" office:date-value="2020-04-24T00:00:00" table:style-name="ce3">
            <text:p>4/24/2020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f6ce61</text:p>
          </table:table-cell>
          <table:table-cell office:value-type="float" office:value="8910158" table:style-name="ce2">
            <text:p>891015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0.png</text:p>
          </table:table-cell>
          <table:table-cell table:number-columns-repeated="16376"/>
        </table:table-row>
        <table:table-row table:style-name="ro1">
          <table:table-cell office:value-type="date" office:date-value="2020-04-24T00:00:00" table:style-name="ce3">
            <text:p>4/24/2020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f6ce61</text:p>
          </table:table-cell>
          <table:table-cell office:value-type="float" office:value="8910235" table:style-name="ce2">
            <text:p>891023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1.png</text:p>
          </table:table-cell>
          <table:table-cell table:number-columns-repeated="16376"/>
        </table:table-row>
        <table:table-row table:style-name="ro1">
          <table:table-cell office:value-type="date" office:date-value="2020-04-24T00:00:00" table:style-name="ce3">
            <text:p>4/24/2020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f6ce61</text:p>
          </table:table-cell>
          <table:table-cell office:value-type="float" office:value="8910253" table:style-name="ce2">
            <text:p>891025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2.png</text:p>
          </table:table-cell>
          <table:table-cell table:number-columns-repeated="16376"/>
        </table:table-row>
        <table:table-row table:style-name="ro1">
          <table:table-cell office:value-type="date" office:date-value="2020-04-24T00:00:00" table:style-name="ce3">
            <text:p>4/24/2020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f6ce61</text:p>
          </table:table-cell>
          <table:table-cell office:value-type="float" office:value="8910287" table:style-name="ce2">
            <text:p>891028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3.png</text:p>
          </table:table-cell>
          <table:table-cell table:number-columns-repeated="16376"/>
        </table:table-row>
        <table:table-row table:style-name="ro1">
          <table:table-cell office:value-type="date" office:date-value="2020-04-24T00:00:00" table:style-name="ce3">
            <text:p>4/24/2020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f6ce61</text:p>
          </table:table-cell>
          <table:table-cell office:value-type="float" office:value="8910347" table:style-name="ce2">
            <text:p>891034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4.png</text:p>
          </table:table-cell>
          <table:table-cell table:number-columns-repeated="16376"/>
        </table:table-row>
        <table:table-row table:style-name="ro1">
          <table:table-cell office:value-type="date" office:date-value="2020-04-24T00:00:00" table:style-name="ce3">
            <text:p>4/24/2020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NULL</text:p>
          </table:table-cell>
          <table:table-cell office:value-type="string" table:style-name="ce4">
            <text:p>5e1436</text:p>
          </table:table-cell>
          <table:table-cell office:value-type="float" office:value="8910362" table:style-name="ce2">
            <text:p>891036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5.png</text:p>
          </table:table-cell>
          <table:table-cell table:number-columns-repeated="16376"/>
        </table:table-row>
        <table:table-row table:style-name="ro1">
          <table:table-cell office:value-type="date" office:date-value="2020-04-24T00:00:00" table:style-name="ce3">
            <text:p>4/24/2020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NULL</text:p>
          </table:table-cell>
          <table:table-cell office:value-type="string" table:style-name="ce4">
            <text:p>5e1436</text:p>
          </table:table-cell>
          <table:table-cell office:value-type="float" office:value="8910365" table:style-name="ce2">
            <text:p>891036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6.png</text:p>
          </table:table-cell>
          <table:table-cell table:number-columns-repeated="16376"/>
        </table:table-row>
        <table:table-row table:style-name="ro1">
          <table:table-cell office:value-type="date" office:date-value="2020-04-24T00:00:00" table:style-name="ce3">
            <text:p>4/24/2020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NULL</text:p>
          </table:table-cell>
          <table:table-cell office:value-type="string" table:style-name="ce4">
            <text:p>5e1436</text:p>
          </table:table-cell>
          <table:table-cell office:value-type="float" office:value="8910441" table:style-name="ce2">
            <text:p>891044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7.png</text:p>
          </table:table-cell>
          <table:table-cell table:number-columns-repeated="16376"/>
        </table:table-row>
        <table:table-row table:style-name="ro1">
          <table:table-cell office:value-type="date" office:date-value="2020-04-24T00:00:00" table:style-name="ce3">
            <text:p>4/24/2020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NULL</text:p>
          </table:table-cell>
          <table:table-cell office:value-type="string" table:style-name="ce4">
            <text:p>5e1436</text:p>
          </table:table-cell>
          <table:table-cell office:value-type="float" office:value="8910499" table:style-name="ce2">
            <text:p>891049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0.png</text:p>
          </table:table-cell>
          <table:table-cell table:number-columns-repeated="16376"/>
        </table:table-row>
        <table:table-row table:style-name="ro1">
          <table:table-cell office:value-type="date" office:date-value="2020-04-24T00:00:00" table:style-name="ce3">
            <text:p>4/24/2020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NULL</text:p>
          </table:table-cell>
          <table:table-cell office:value-type="string" table:style-name="ce4">
            <text:p>5e1436</text:p>
          </table:table-cell>
          <table:table-cell office:value-type="float" office:value="8910538" table:style-name="ce2">
            <text:p>891053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1.png</text:p>
          </table:table-cell>
          <table:table-cell table:number-columns-repeated="16376"/>
        </table:table-row>
        <table:table-row table:style-name="ro1">
          <table:table-cell office:value-type="date" office:date-value="2020-04-24T00:00:00" table:style-name="ce3">
            <text:p>4/24/2020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NULL</text:p>
          </table:table-cell>
          <table:table-cell office:value-type="string" table:style-name="ce4">
            <text:p>5e1436</text:p>
          </table:table-cell>
          <table:table-cell office:value-type="float" office:value="8910554" table:style-name="ce2">
            <text:p>891055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2.png</text:p>
          </table:table-cell>
          <table:table-cell table:number-columns-repeated="16376"/>
        </table:table-row>
        <table:table-row table:style-name="ro1">
          <table:table-cell office:value-type="date" office:date-value="2020-04-24T00:00:00" table:style-name="ce3">
            <text:p>4/24/2020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NULL</text:p>
          </table:table-cell>
          <table:table-cell office:value-type="string" table:style-name="ce4">
            <text:p>5e1436</text:p>
          </table:table-cell>
          <table:table-cell office:value-type="float" office:value="8910587" table:style-name="ce2">
            <text:p>891058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4.png</text:p>
          </table:table-cell>
          <table:table-cell table:number-columns-repeated="16376"/>
        </table:table-row>
        <table:table-row table:style-name="ro1">
          <table:table-cell office:value-type="date" office:date-value="2020-04-24T00:00:00" table:style-name="ce3">
            <text:p>4/24/2020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NULL</text:p>
          </table:table-cell>
          <table:table-cell office:value-type="string" table:style-name="ce4">
            <text:p>5e1436</text:p>
          </table:table-cell>
          <table:table-cell office:value-type="float" office:value="8910616" table:style-name="ce2">
            <text:p>891061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6.png</text:p>
          </table:table-cell>
          <table:table-cell table:number-columns-repeated="16376"/>
        </table:table-row>
        <table:table-row table:style-name="ro1">
          <table:table-cell office:value-type="date" office:date-value="2020-04-24T00:00:00" table:style-name="ce3">
            <text:p>4/24/2020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NULL</text:p>
          </table:table-cell>
          <table:table-cell office:value-type="string" table:style-name="ce4">
            <text:p>5e1436</text:p>
          </table:table-cell>
          <table:table-cell office:value-type="float" office:value="8910630" table:style-name="ce2">
            <text:p>891063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7.png</text:p>
          </table:table-cell>
          <table:table-cell table:number-columns-repeated="16376"/>
        </table:table-row>
        <table:table-row table:style-name="ro1">
          <table:table-cell office:value-type="date" office:date-value="2020-04-24T00:00:00" table:style-name="ce3">
            <text:p>4/24/2020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NULL</text:p>
          </table:table-cell>
          <table:table-cell office:value-type="string" table:style-name="ce4">
            <text:p>5e1436</text:p>
          </table:table-cell>
          <table:table-cell office:value-type="float" office:value="8910655" table:style-name="ce2">
            <text:p>891065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8.png</text:p>
          </table:table-cell>
          <table:table-cell table:number-columns-repeated="16376"/>
        </table:table-row>
        <table:table-row table:style-name="ro1">
          <table:table-cell office:value-type="date" office:date-value="2020-04-24T00:00:00" table:style-name="ce3">
            <text:p>4/24/2020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NULL</text:p>
          </table:table-cell>
          <table:table-cell office:value-type="string" table:style-name="ce4">
            <text:p>5e1436</text:p>
          </table:table-cell>
          <table:table-cell office:value-type="float" office:value="8910709" table:style-name="ce2">
            <text:p>891070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9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8c37a0</text:p>
          </table:table-cell>
          <table:table-cell office:value-type="float" office:value="8924378" table:style-name="ce2">
            <text:p>892437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1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8c37a0</text:p>
          </table:table-cell>
          <table:table-cell office:value-type="float" office:value="8924499" table:style-name="ce2">
            <text:p>892449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There problems are not yours, Only Patriots issues matter.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8c37a0</text:p>
          </table:table-cell>
          <table:table-cell office:value-type="float" office:value="8924700" table:style-name="ce2">
            <text:p>892470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2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8c37a0</text:p>
          </table:table-cell>
          <table:table-cell office:value-type="float" office:value="8924755" table:style-name="ce2">
            <text:p>892475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3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8c37a0</text:p>
          </table:table-cell>
          <table:table-cell office:value-type="float" office:value="8924786" table:style-name="ce2">
            <text:p>892478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4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8c37a0</text:p>
          </table:table-cell>
          <table:table-cell office:value-type="float" office:value="8924807" table:style-name="ce2">
            <text:p>892480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5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8c37a0</text:p>
          </table:table-cell>
          <table:table-cell office:value-type="float" office:value="8924835" table:style-name="ce2">
            <text:p>892483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8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8c37a0</text:p>
          </table:table-cell>
          <table:table-cell office:value-type="float" office:value="8924900" table:style-name="ce2">
            <text:p>892490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9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8c37a0</text:p>
          </table:table-cell>
          <table:table-cell office:value-type="float" office:value="8924917" table:style-name="ce2">
            <text:p>892491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6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8c37a0</text:p>
          </table:table-cell>
          <table:table-cell office:value-type="float" office:value="8924993" table:style-name="ce2">
            <text:p>892499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7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e47fb8</text:p>
          </table:table-cell>
          <table:table-cell office:value-type="float" office:value="8923577" table:style-name="ce2">
            <text:p>892357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0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e47fb8</text:p>
          </table:table-cell>
          <table:table-cell office:value-type="float" office:value="8923603" table:style-name="ce2">
            <text:p>892360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1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58" table:style-name="ce2">
            <text:p>5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e47fb8</text:p>
          </table:table-cell>
          <table:table-cell office:value-type="float" office:value="8923634" table:style-name="ce2">
            <text:p>892363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2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e47fb8</text:p>
          </table:table-cell>
          <table:table-cell office:value-type="float" office:value="8923682" table:style-name="ce2">
            <text:p>892368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3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e47fb8</text:p>
          </table:table-cell>
          <table:table-cell office:value-type="float" office:value="8923738" table:style-name="ce2">
            <text:p>892373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4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e47fb8</text:p>
          </table:table-cell>
          <table:table-cell office:value-type="float" office:value="8923790" table:style-name="ce2">
            <text:p>892379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5. 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e47fb8</text:p>
          </table:table-cell>
          <table:table-cell office:value-type="float" office:value="8923854" table:style-name="ce2">
            <text:p>892385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6 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e47fb8</text:p>
          </table:table-cell>
          <table:table-cell office:value-type="float" office:value="8923893" table:style-name="ce2">
            <text:p>892389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7 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e47fb8</text:p>
          </table:table-cell>
          <table:table-cell office:value-type="float" office:value="8923961" table:style-name="ce2">
            <text:p>892396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8 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65" table:style-name="ce2">
            <text:p>6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e47fb8</text:p>
          </table:table-cell>
          <table:table-cell office:value-type="float" office:value="8924018" table:style-name="ce2">
            <text:p>892401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9 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66" table:style-name="ce2">
            <text:p>6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e47fb8</text:p>
          </table:table-cell>
          <table:table-cell office:value-type="float" office:value="8924074" table:style-name="ce2">
            <text:p>892407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70 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67" table:style-name="ce2">
            <text:p>6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e47fb8</text:p>
          </table:table-cell>
          <table:table-cell office:value-type="float" office:value="8924167" table:style-name="ce2">
            <text:p>892416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71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68" table:style-name="ce2">
            <text:p>6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e47fb8</text:p>
          </table:table-cell>
          <table:table-cell office:value-type="float" office:value="8924227" table:style-name="ce2">
            <text:p>892422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72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69" table:style-name="ce2">
            <text:p>6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7322aa</text:p>
          </table:table-cell>
          <table:table-cell office:value-type="float" office:value="8928403" table:style-name="ce2">
            <text:p>892840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73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70" table:style-name="ce2">
            <text:p>7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7322aa</text:p>
          </table:table-cell>
          <table:table-cell office:value-type="float" office:value="8928461" table:style-name="ce2">
            <text:p>892846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74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71" table:style-name="ce2">
            <text:p>7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7322aa</text:p>
          </table:table-cell>
          <table:table-cell office:value-type="float" office:value="8928471" table:style-name="ce2">
            <text:p>892847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75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72" table:style-name="ce2">
            <text:p>7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7322aa</text:p>
          </table:table-cell>
          <table:table-cell office:value-type="float" office:value="8928625" table:style-name="ce2">
            <text:p>892862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76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73" table:style-name="ce2">
            <text:p>7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7322aa</text:p>
          </table:table-cell>
          <table:table-cell office:value-type="float" office:value="8928662" table:style-name="ce2">
            <text:p>892866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77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74" table:style-name="ce2">
            <text:p>7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7322aa</text:p>
          </table:table-cell>
          <table:table-cell office:value-type="float" office:value="8928687" table:style-name="ce2">
            <text:p>892868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78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75" table:style-name="ce2">
            <text:p>7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7322aa</text:p>
          </table:table-cell>
          <table:table-cell office:value-type="float" office:value="8928704" table:style-name="ce2">
            <text:p>892870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79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76" table:style-name="ce2">
            <text:p>7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7322aa</text:p>
          </table:table-cell>
          <table:table-cell office:value-type="float" office:value="8928720" table:style-name="ce2">
            <text:p>892872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80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77" table:style-name="ce2">
            <text:p>7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7322aa</text:p>
          </table:table-cell>
          <table:table-cell office:value-type="float" office:value="8928737" table:style-name="ce2">
            <text:p>892873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81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78" table:style-name="ce2">
            <text:p>7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7322aa</text:p>
          </table:table-cell>
          <table:table-cell office:value-type="float" office:value="8928748" table:style-name="ce2">
            <text:p>892874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82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7322aa</text:p>
          </table:table-cell>
          <table:table-cell office:value-type="float" office:value="8928758" table:style-name="ce2">
            <text:p>892875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83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80" table:style-name="ce2">
            <text:p>8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7322aa</text:p>
          </table:table-cell>
          <table:table-cell office:value-type="float" office:value="8928803" table:style-name="ce2">
            <text:p>892880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84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81" table:style-name="ce2">
            <text:p>8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7322aa</text:p>
          </table:table-cell>
          <table:table-cell office:value-type="float" office:value="8928843" table:style-name="ce2">
            <text:p>892884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85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82" table:style-name="ce2">
            <text:p>8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7322aa</text:p>
          </table:table-cell>
          <table:table-cell office:value-type="float" office:value="8928862" table:style-name="ce2">
            <text:p>892886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87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83" table:style-name="ce2">
            <text:p>8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7322aa</text:p>
          </table:table-cell>
          <table:table-cell office:value-type="float" office:value="8928875" table:style-name="ce2">
            <text:p>892887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88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84" table:style-name="ce2">
            <text:p>8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7322aa</text:p>
          </table:table-cell>
          <table:table-cell office:value-type="float" office:value="8928893" table:style-name="ce2">
            <text:p>892889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89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85" table:style-name="ce2">
            <text:p>8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7322aa</text:p>
          </table:table-cell>
          <table:table-cell office:value-type="float" office:value="8928922" table:style-name="ce2">
            <text:p>892892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90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86" table:style-name="ce2">
            <text:p>8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7322aa</text:p>
          </table:table-cell>
          <table:table-cell office:value-type="float" office:value="8928947" table:style-name="ce2">
            <text:p>892894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91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87" table:style-name="ce2">
            <text:p>8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7322aa</text:p>
          </table:table-cell>
          <table:table-cell office:value-type="float" office:value="8928962" table:style-name="ce2">
            <text:p>892896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92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88" table:style-name="ce2">
            <text:p>8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7322aa</text:p>
          </table:table-cell>
          <table:table-cell office:value-type="float" office:value="8928995" table:style-name="ce2">
            <text:p>892899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93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89" table:style-name="ce2">
            <text:p>8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7322aa</text:p>
          </table:table-cell>
          <table:table-cell office:value-type="float" office:value="8929016" table:style-name="ce2">
            <text:p>892901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94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90" table:style-name="ce2">
            <text:p>9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a6c73</text:p>
          </table:table-cell>
          <table:table-cell office:value-type="float" office:value="8929117" table:style-name="ce2">
            <text:p>892911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95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91" table:style-name="ce2">
            <text:p>9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a6c73</text:p>
          </table:table-cell>
          <table:table-cell office:value-type="float" office:value="8929126" table:style-name="ce2">
            <text:p>892912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96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92" table:style-name="ce2">
            <text:p>9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a6c73</text:p>
          </table:table-cell>
          <table:table-cell office:value-type="float" office:value="8929143" table:style-name="ce2">
            <text:p>892914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97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93" table:style-name="ce2">
            <text:p>9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a6c73</text:p>
          </table:table-cell>
          <table:table-cell office:value-type="float" office:value="8929166" table:style-name="ce2">
            <text:p>892916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98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94" table:style-name="ce2">
            <text:p>9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a6c73</text:p>
          </table:table-cell>
          <table:table-cell office:value-type="float" office:value="8929194" table:style-name="ce2">
            <text:p>892919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99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95" table:style-name="ce2">
            <text:p>9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a6c73</text:p>
          </table:table-cell>
          <table:table-cell office:value-type="float" office:value="8929251" table:style-name="ce2">
            <text:p>892925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00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96" table:style-name="ce2">
            <text:p>9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a6c73</text:p>
          </table:table-cell>
          <table:table-cell office:value-type="float" office:value="8929285" table:style-name="ce2">
            <text:p>892928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01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97" table:style-name="ce2">
            <text:p>9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a6c73</text:p>
          </table:table-cell>
          <table:table-cell office:value-type="float" office:value="8929304" table:style-name="ce2">
            <text:p>892930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Have fun! stay Hydrated! Should give you time to think on the posting too!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98" table:style-name="ce2">
            <text:p>9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a6c73</text:p>
          </table:table-cell>
          <table:table-cell office:value-type="float" office:value="8929315" table:style-name="ce2">
            <text:p>892931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02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99" table:style-name="ce2">
            <text:p>9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a6c73</text:p>
          </table:table-cell>
          <table:table-cell office:value-type="float" office:value="8929340" table:style-name="ce2">
            <text:p>892934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03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a6c73</text:p>
          </table:table-cell>
          <table:table-cell office:value-type="float" office:value="8929353" table:style-name="ce2">
            <text:p>892935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04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101" table:style-name="ce2">
            <text:p>10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a6c73</text:p>
          </table:table-cell>
          <table:table-cell office:value-type="float" office:value="8929368" table:style-name="ce2">
            <text:p>892936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06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102" table:style-name="ce2">
            <text:p>10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a6c73</text:p>
          </table:table-cell>
          <table:table-cell office:value-type="float" office:value="8929422" table:style-name="ce2">
            <text:p>892942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o7, Thank you for your service!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103" table:style-name="ce2">
            <text:p>10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a6c73</text:p>
          </table:table-cell>
          <table:table-cell office:value-type="float" office:value="8929468" table:style-name="ce2">
            <text:p>892946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08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104" table:style-name="ce2">
            <text:p>10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a6c73</text:p>
          </table:table-cell>
          <table:table-cell office:value-type="float" office:value="8929510" table:style-name="ce2">
            <text:p>892951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09.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105" table:style-name="ce2">
            <text:p>10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a6c73</text:p>
          </table:table-cell>
          <table:table-cell office:value-type="float" office:value="8929538" table:style-name="ce2">
            <text:p>892953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Yeah American Hand rolled "Cubano."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106" table:style-name="ce2">
            <text:p>10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a6c73</text:p>
          </table:table-cell>
          <table:table-cell office:value-type="float" office:value="8929608" table:style-name="ce2">
            <text:p>892960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10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107" table:style-name="ce2">
            <text:p>10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a6c73</text:p>
          </table:table-cell>
          <table:table-cell office:value-type="float" office:value="8929635" table:style-name="ce2">
            <text:p>892963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11.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108" table:style-name="ce2">
            <text:p>10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a6c73</text:p>
          </table:table-cell>
          <table:table-cell office:value-type="float" office:value="8929655" table:style-name="ce2">
            <text:p>892965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12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109" table:style-name="ce2">
            <text:p>10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a6c73</text:p>
          </table:table-cell>
          <table:table-cell office:value-type="float" office:value="8929669" table:style-name="ce2">
            <text:p>892966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13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110" table:style-name="ce2">
            <text:p>11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a6c73</text:p>
          </table:table-cell>
          <table:table-cell office:value-type="float" office:value="8929746" table:style-name="ce2">
            <text:p>892974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14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111" table:style-name="ce2">
            <text:p>11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a6c73</text:p>
          </table:table-cell>
          <table:table-cell office:value-type="float" office:value="8929756" table:style-name="ce2">
            <text:p>892975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15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112" table:style-name="ce2">
            <text:p>11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a6c73</text:p>
          </table:table-cell>
          <table:table-cell office:value-type="float" office:value="8929800" table:style-name="ce2">
            <text:p>892980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16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113" table:style-name="ce2">
            <text:p>11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a6c73</text:p>
          </table:table-cell>
          <table:table-cell office:value-type="float" office:value="8929836" table:style-name="ce2">
            <text:p>892983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18.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114" table:style-name="ce2">
            <text:p>11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d7ee1b</text:p>
          </table:table-cell>
          <table:table-cell office:value-type="float" office:value="8929856" table:style-name="ce2">
            <text:p>892985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19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115" table:style-name="ce2">
            <text:p>11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d7ee1b</text:p>
          </table:table-cell>
          <table:table-cell office:value-type="float" office:value="8929919" table:style-name="ce2">
            <text:p>892991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20.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116" table:style-name="ce2">
            <text:p>11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d7ee1b</text:p>
          </table:table-cell>
          <table:table-cell office:value-type="float" office:value="8929934" table:style-name="ce2">
            <text:p>892993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21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117" table:style-name="ce2">
            <text:p>11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d7ee1b</text:p>
          </table:table-cell>
          <table:table-cell office:value-type="float" office:value="8929957" table:style-name="ce2">
            <text:p>892995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No Datefagging please. I have not and will not OPs are ongoing.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118" table:style-name="ce2">
            <text:p>11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d7ee1b</text:p>
          </table:table-cell>
          <table:table-cell office:value-type="float" office:value="8930002" table:style-name="ce2">
            <text:p>893000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22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119" table:style-name="ce2">
            <text:p>11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d7ee1b</text:p>
          </table:table-cell>
          <table:table-cell office:value-type="float" office:value="8930248" table:style-name="ce2">
            <text:p>893024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Still just the one person here. rest are Anons. Who can See.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120" table:style-name="ce2">
            <text:p>12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d7ee1b</text:p>
          </table:table-cell>
          <table:table-cell office:value-type="float" office:value="8930283" table:style-name="ce2">
            <text:p>893028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23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121" table:style-name="ce2">
            <text:p>12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d7ee1b</text:p>
          </table:table-cell>
          <table:table-cell office:value-type="float" office:value="8930394" table:style-name="ce2">
            <text:p>893039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24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122" table:style-name="ce2">
            <text:p>12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d7ee1b</text:p>
          </table:table-cell>
          <table:table-cell office:value-type="float" office:value="8930435" table:style-name="ce2">
            <text:p>893043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25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123" table:style-name="ce2">
            <text:p>12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d7ee1b</text:p>
          </table:table-cell>
          <table:table-cell office:value-type="float" office:value="8930473" table:style-name="ce2">
            <text:p>893047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26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124" table:style-name="ce2">
            <text:p>12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d7ee1b</text:p>
          </table:table-cell>
          <table:table-cell office:value-type="float" office:value="8930496" table:style-name="ce2">
            <text:p>893049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27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125" table:style-name="ce2">
            <text:p>12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92ea8</text:p>
          </table:table-cell>
          <table:table-cell office:value-type="float" office:value="8930978" table:style-name="ce2">
            <text:p>893097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28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126" table:style-name="ce2">
            <text:p>12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92ea8</text:p>
          </table:table-cell>
          <table:table-cell office:value-type="float" office:value="8931004" table:style-name="ce2">
            <text:p>893100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29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127" table:style-name="ce2">
            <text:p>12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92ea8</text:p>
          </table:table-cell>
          <table:table-cell office:value-type="float" office:value="8931066" table:style-name="ce2">
            <text:p>893106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30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128" table:style-name="ce2">
            <text:p>12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92ea8</text:p>
          </table:table-cell>
          <table:table-cell office:value-type="float" office:value="8931106" table:style-name="ce2">
            <text:p>893110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31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129" table:style-name="ce2">
            <text:p>12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92ea8</text:p>
          </table:table-cell>
          <table:table-cell office:value-type="float" office:value="8931130" table:style-name="ce2">
            <text:p>893113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Yes thank you Sidney! A true Patirot!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130" table:style-name="ce2">
            <text:p>13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92ea8</text:p>
          </table:table-cell>
          <table:table-cell office:value-type="float" office:value="8931154" table:style-name="ce2">
            <text:p>893115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32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131" table:style-name="ce2">
            <text:p>13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92ea8</text:p>
          </table:table-cell>
          <table:table-cell office:value-type="float" office:value="8931377" table:style-name="ce2">
            <text:p>893137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33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132" table:style-name="ce2">
            <text:p>13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8d88a2</text:p>
          </table:table-cell>
          <table:table-cell office:value-type="float" office:value="8931428" table:style-name="ce2">
            <text:p>893142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34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133" table:style-name="ce2">
            <text:p>13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8d88a2</text:p>
          </table:table-cell>
          <table:table-cell office:value-type="float" office:value="8931468" table:style-name="ce2">
            <text:p>893146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35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134" table:style-name="ce2">
            <text:p>13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8d88a2</text:p>
          </table:table-cell>
          <table:table-cell office:value-type="float" office:value="8931511" table:style-name="ce2">
            <text:p>893151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You again. We told you facts. You can blame others all you want.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135" table:style-name="ce2">
            <text:p>13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8d88a2</text:p>
          </table:table-cell>
          <table:table-cell office:value-type="float" office:value="8931551" table:style-name="ce2">
            <text:p>893155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36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136" table:style-name="ce2">
            <text:p>13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8d88a2</text:p>
          </table:table-cell>
          <table:table-cell office:value-type="float" office:value="8931639" table:style-name="ce2">
            <text:p>893163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37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137" table:style-name="ce2">
            <text:p>13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8d88a2</text:p>
          </table:table-cell>
          <table:table-cell office:value-type="float" office:value="8931652" table:style-name="ce2">
            <text:p>893165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38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138" table:style-name="ce2">
            <text:p>13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8d88a2</text:p>
          </table:table-cell>
          <table:table-cell office:value-type="float" office:value="8931699" table:style-name="ce2">
            <text:p>893169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39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139" table:style-name="ce2">
            <text:p>13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8d88a2</text:p>
          </table:table-cell>
          <table:table-cell office:value-type="float" office:value="8931729" table:style-name="ce2">
            <text:p>893172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40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140" table:style-name="ce2">
            <text:p>14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8d88a2</text:p>
          </table:table-cell>
          <table:table-cell office:value-type="float" office:value="8931781" table:style-name="ce2">
            <text:p>893178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41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141" table:style-name="ce2">
            <text:p>14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8d88a2</text:p>
          </table:table-cell>
          <table:table-cell office:value-type="float" office:value="8931796" table:style-name="ce2">
            <text:p>893179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See &gt;&gt;8931781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42" table:style-name="ce2">
            <text:p>14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8d88a2</text:p>
          </table:table-cell>
          <table:table-cell office:value-type="float" office:value="8931843" table:style-name="ce2">
            <text:p>893184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43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43" table:style-name="ce2">
            <text:p>14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8d88a2</text:p>
          </table:table-cell>
          <table:table-cell office:value-type="float" office:value="8931873" table:style-name="ce2">
            <text:p>893187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Above. But right post.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44" table:style-name="ce2">
            <text:p>14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8d88a2</text:p>
          </table:table-cell>
          <table:table-cell office:value-type="float" office:value="8931915" table:style-name="ce2">
            <text:p>893191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44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45" table:style-name="ce2">
            <text:p>14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8d88a2</text:p>
          </table:table-cell>
          <table:table-cell office:value-type="float" office:value="8931949" table:style-name="ce2">
            <text:p>893194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45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46" table:style-name="ce2">
            <text:p>14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8d88a2</text:p>
          </table:table-cell>
          <table:table-cell office:value-type="float" office:value="8931959" table:style-name="ce2">
            <text:p>893195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46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47" table:style-name="ce2">
            <text:p>14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8d88a2</text:p>
          </table:table-cell>
          <table:table-cell office:value-type="float" office:value="8931984" table:style-name="ce2">
            <text:p>893198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48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48" table:style-name="ce2">
            <text:p>14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8d88a2</text:p>
          </table:table-cell>
          <table:table-cell office:value-type="float" office:value="8932007" table:style-name="ce2">
            <text:p>893200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Someone has a ZIP of about 50% of our drops and about 10% i believe was<text:s/>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49" table:style-name="ce2">
            <text:p>14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8d88a2</text:p>
          </table:table-cell>
          <table:table-cell office:value-type="float" office:value="8932032" table:style-name="ce2">
            <text:p>893203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49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50" table:style-name="ce2">
            <text:p>15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8d88a2</text:p>
          </table:table-cell>
          <table:table-cell office:value-type="float" office:value="8932063" table:style-name="ce2">
            <text:p>893206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50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51" table:style-name="ce2">
            <text:p>15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8d88a2</text:p>
          </table:table-cell>
          <table:table-cell office:value-type="float" office:value="8932078" table:style-name="ce2">
            <text:p>893207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51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52" table:style-name="ce2">
            <text:p>15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8d88a2</text:p>
          </table:table-cell>
          <table:table-cell office:value-type="float" office:value="8932131" table:style-name="ce2">
            <text:p>893213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52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53" table:style-name="ce2">
            <text:p>15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8d88a2</text:p>
          </table:table-cell>
          <table:table-cell office:value-type="float" office:value="8932162" table:style-name="ce2">
            <text:p>893216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53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54" table:style-name="ce2">
            <text:p>15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11a23</text:p>
          </table:table-cell>
          <table:table-cell office:value-type="float" office:value="8932210" table:style-name="ce2">
            <text:p>893221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54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55" table:style-name="ce2">
            <text:p>15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11a23</text:p>
          </table:table-cell>
          <table:table-cell office:value-type="float" office:value="8932243" table:style-name="ce2">
            <text:p>893224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55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56" table:style-name="ce2">
            <text:p>15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11a23</text:p>
          </table:table-cell>
          <table:table-cell office:value-type="float" office:value="8932291" table:style-name="ce2">
            <text:p>893229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o7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57" table:style-name="ce2">
            <text:p>15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11a23</text:p>
          </table:table-cell>
          <table:table-cell office:value-type="float" office:value="8932323" table:style-name="ce2">
            <text:p>893232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o7 Soldier. It has. Have a drink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58" table:style-name="ce2">
            <text:p>15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11a23</text:p>
          </table:table-cell>
          <table:table-cell office:value-type="float" office:value="8932357" table:style-name="ce2">
            <text:p>893235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56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59" table:style-name="ce2">
            <text:p>15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11a23</text:p>
          </table:table-cell>
          <table:table-cell office:value-type="float" office:value="8932267" table:style-name="ce2">
            <text:p>893226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57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60" table:style-name="ce2">
            <text:p>16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11a23</text:p>
          </table:table-cell>
          <table:table-cell office:value-type="float" office:value="8932381" table:style-name="ce2">
            <text:p>893238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58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61" table:style-name="ce2">
            <text:p>16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11a23</text:p>
          </table:table-cell>
          <table:table-cell office:value-type="float" office:value="8932396" table:style-name="ce2">
            <text:p>893239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59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62" table:style-name="ce2">
            <text:p>16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11a23</text:p>
          </table:table-cell>
          <table:table-cell office:value-type="float" office:value="8932423" table:style-name="ce2">
            <text:p>893242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60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63" table:style-name="ce2">
            <text:p>16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11a23</text:p>
          </table:table-cell>
          <table:table-cell office:value-type="float" office:value="8932451" table:style-name="ce2">
            <text:p>893245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61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64" table:style-name="ce2">
            <text:p>16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11a23</text:p>
          </table:table-cell>
          <table:table-cell office:value-type="float" office:value="8932474" table:style-name="ce2">
            <text:p>893247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62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65" table:style-name="ce2">
            <text:p>16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11a23</text:p>
          </table:table-cell>
          <table:table-cell office:value-type="float" office:value="8932483" table:style-name="ce2">
            <text:p>893248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Yes now you must die.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66" table:style-name="ce2">
            <text:p>16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11a23</text:p>
          </table:table-cell>
          <table:table-cell office:value-type="float" office:value="8932503" table:style-name="ce2">
            <text:p>893250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63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67" table:style-name="ce2">
            <text:p>16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11a23</text:p>
          </table:table-cell>
          <table:table-cell office:value-type="float" office:value="8932536" table:style-name="ce2">
            <text:p>893253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64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68" table:style-name="ce2">
            <text:p>16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11a23</text:p>
          </table:table-cell>
          <table:table-cell office:value-type="float" office:value="8932574" table:style-name="ce2">
            <text:p>893257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66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69" table:style-name="ce2">
            <text:p>16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11a23</text:p>
          </table:table-cell>
          <table:table-cell office:value-type="float" office:value="8932586" table:style-name="ce2">
            <text:p>893258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67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70" table:style-name="ce2">
            <text:p>17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11a23</text:p>
          </table:table-cell>
          <table:table-cell office:value-type="float" office:value="8932594" table:style-name="ce2">
            <text:p>893259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Same guy every time.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71" table:style-name="ce2">
            <text:p>17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11a23</text:p>
          </table:table-cell>
          <table:table-cell office:value-type="float" office:value="8932618" table:style-name="ce2">
            <text:p>893261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WRWY!<text:s/>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72" table:style-name="ce2">
            <text:p>17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11a23</text:p>
          </table:table-cell>
          <table:table-cell office:value-type="float" office:value="8932654" table:style-name="ce2">
            <text:p>893265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68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73" table:style-name="ce2">
            <text:p>17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11a23</text:p>
          </table:table-cell>
          <table:table-cell office:value-type="float" office:value="8932673" table:style-name="ce2">
            <text:p>893267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69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74" table:style-name="ce2">
            <text:p>17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11a23</text:p>
          </table:table-cell>
          <table:table-cell office:value-type="float" office:value="8932707" table:style-name="ce2">
            <text:p>893270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70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75" table:style-name="ce2">
            <text:p>17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11a23</text:p>
          </table:table-cell>
          <table:table-cell office:value-type="float" office:value="8932816" table:style-name="ce2">
            <text:p>893281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73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76" table:style-name="ce2">
            <text:p>17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11a23</text:p>
          </table:table-cell>
          <table:table-cell office:value-type="float" office:value="8932865" table:style-name="ce2">
            <text:p>893286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74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77" table:style-name="ce2">
            <text:p>17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11a23</text:p>
          </table:table-cell>
          <table:table-cell office:value-type="float" office:value="8932893" table:style-name="ce2">
            <text:p>893289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75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78" table:style-name="ce2">
            <text:p>17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11a23</text:p>
          </table:table-cell>
          <table:table-cell office:value-type="float" office:value="8932903" table:style-name="ce2">
            <text:p>893290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76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79" table:style-name="ce2">
            <text:p>17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11a23</text:p>
          </table:table-cell>
          <table:table-cell office:value-type="float" office:value="8932916" table:style-name="ce2">
            <text:p>893291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77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80" table:style-name="ce2">
            <text:p>18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11a23</text:p>
          </table:table-cell>
          <table:table-cell office:value-type="float" office:value="8932924" table:style-name="ce2">
            <text:p>893292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78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81" table:style-name="ce2">
            <text:p>18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23c3d</text:p>
          </table:table-cell>
          <table:table-cell office:value-type="float" office:value="8933031" table:style-name="ce2">
            <text:p>893303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79.png</text:p>
          </table:table-cell>
          <table:table-cell table:number-columns-repeated="16376"/>
        </table:table-row>
        <table:table-row table:style-name="ro1">
          <table:table-cell office:value-type="date" office:date-value="2020-04-26T00:00:00" table:style-name="ce3">
            <text:p>4/26/2020</text:p>
          </table:table-cell>
          <table:table-cell office:value-type="float" office:value="182" table:style-name="ce2">
            <text:p>18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7322aa</text:p>
          </table:table-cell>
          <table:table-cell office:value-type="float" office:value="8928403" table:style-name="ce2">
            <text:p>892840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80.jp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83" table:style-name="ce2">
            <text:p>18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23c3d</text:p>
          </table:table-cell>
          <table:table-cell office:value-type="float" office:value="8933111" table:style-name="ce2">
            <text:p>893311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80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84" table:style-name="ce2">
            <text:p>18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23c3d</text:p>
          </table:table-cell>
          <table:table-cell office:value-type="float" office:value="8933145" table:style-name="ce2">
            <text:p>893314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81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85" table:style-name="ce2">
            <text:p>18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ec212</text:p>
          </table:table-cell>
          <table:table-cell office:value-type="float" office:value="8933266" table:style-name="ce2">
            <text:p>893326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82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86" table:style-name="ce2">
            <text:p>18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ec212</text:p>
          </table:table-cell>
          <table:table-cell office:value-type="float" office:value="8933280" table:style-name="ce2">
            <text:p>893328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/bow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87" table:style-name="ce2">
            <text:p>18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ec212</text:p>
          </table:table-cell>
          <table:table-cell office:value-type="float" office:value="8933304" table:style-name="ce2">
            <text:p>893330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83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88" table:style-name="ce2">
            <text:p>18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ec212</text:p>
          </table:table-cell>
          <table:table-cell office:value-type="float" office:value="8933350" table:style-name="ce2">
            <text:p>893335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84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89" table:style-name="ce2">
            <text:p>18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ec212</text:p>
          </table:table-cell>
          <table:table-cell office:value-type="float" office:value="8933368" table:style-name="ce2">
            <text:p>893336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85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90" table:style-name="ce2">
            <text:p>19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ec212</text:p>
          </table:table-cell>
          <table:table-cell office:value-type="float" office:value="8933383" table:style-name="ce2">
            <text:p>893338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86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91" table:style-name="ce2">
            <text:p>19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ec212</text:p>
          </table:table-cell>
          <table:table-cell office:value-type="float" office:value="8933397" table:style-name="ce2">
            <text:p>893339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How long have you been on today.<text:s/>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92" table:style-name="ce2">
            <text:p>19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ec212</text:p>
          </table:table-cell>
          <table:table-cell office:value-type="float" office:value="8933416" table:style-name="ce2">
            <text:p>893341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87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93" table:style-name="ce2">
            <text:p>19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ec212</text:p>
          </table:table-cell>
          <table:table-cell office:value-type="float" office:value="8933440" table:style-name="ce2">
            <text:p>893344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88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94" table:style-name="ce2">
            <text:p>19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ec212</text:p>
          </table:table-cell>
          <table:table-cell office:value-type="float" office:value="8933514" table:style-name="ce2">
            <text:p>893351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89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95" table:style-name="ce2">
            <text:p>19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ec212</text:p>
          </table:table-cell>
          <table:table-cell office:value-type="float" office:value="8933566" table:style-name="ce2">
            <text:p>893356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90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96" table:style-name="ce2">
            <text:p>19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ec212</text:p>
          </table:table-cell>
          <table:table-cell office:value-type="float" office:value="8933661" table:style-name="ce2">
            <text:p>893366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91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97" table:style-name="ce2">
            <text:p>19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aa47e</text:p>
          </table:table-cell>
          <table:table-cell office:value-type="float" office:value="8933741" table:style-name="ce2">
            <text:p>893374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92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98" table:style-name="ce2">
            <text:p>19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aa47e</text:p>
          </table:table-cell>
          <table:table-cell office:value-type="float" office:value="8933804" table:style-name="ce2">
            <text:p>893380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93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199" table:style-name="ce2">
            <text:p>19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aa47e</text:p>
          </table:table-cell>
          <table:table-cell office:value-type="float" office:value="8934016" table:style-name="ce2">
            <text:p>893401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94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00" table:style-name="ce2">
            <text:p>20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aa47e</text:p>
          </table:table-cell>
          <table:table-cell office:value-type="float" office:value="8934050" table:style-name="ce2">
            <text:p>893405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Hope you stayed Hydrated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01" table:style-name="ce2">
            <text:p>20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aa47e</text:p>
          </table:table-cell>
          <table:table-cell office:value-type="float" office:value="8934083" table:style-name="ce2">
            <text:p>893408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95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02" table:style-name="ce2">
            <text:p>20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aa47e</text:p>
          </table:table-cell>
          <table:table-cell office:value-type="float" office:value="8934114" table:style-name="ce2">
            <text:p>893411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96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03" table:style-name="ce2">
            <text:p>20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aa47e</text:p>
          </table:table-cell>
          <table:table-cell office:value-type="float" office:value="8934179" table:style-name="ce2">
            <text:p>893417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97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04" table:style-name="ce2">
            <text:p>20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aa47e</text:p>
          </table:table-cell>
          <table:table-cell office:value-type="float" office:value="8934229" table:style-name="ce2">
            <text:p>893422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98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05" table:style-name="ce2">
            <text:p>20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aa47e</text:p>
          </table:table-cell>
          <table:table-cell office:value-type="float" office:value="8934281" table:style-name="ce2">
            <text:p>893428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199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06" table:style-name="ce2">
            <text:p>20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aa47e</text:p>
          </table:table-cell>
          <table:table-cell office:value-type="float" office:value="8934281" table:style-name="ce2">
            <text:p>893428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00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07" table:style-name="ce2">
            <text:p>20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aa47e</text:p>
          </table:table-cell>
          <table:table-cell office:value-type="float" office:value="8934334" table:style-name="ce2">
            <text:p>893433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01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08" table:style-name="ce2">
            <text:p>20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aa47e</text:p>
          </table:table-cell>
          <table:table-cell office:value-type="float" office:value="8934385" table:style-name="ce2">
            <text:p>893438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02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09" table:style-name="ce2">
            <text:p>20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aa47e</text:p>
          </table:table-cell>
          <table:table-cell office:value-type="float" office:value="8934398" table:style-name="ce2">
            <text:p>893439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03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10" table:style-name="ce2">
            <text:p>21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aa47e</text:p>
          </table:table-cell>
          <table:table-cell office:value-type="float" office:value="8934406" table:style-name="ce2">
            <text:p>893440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04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11" table:style-name="ce2">
            <text:p>21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aa47e</text:p>
          </table:table-cell>
          <table:table-cell office:value-type="float" office:value="8934461" table:style-name="ce2">
            <text:p>893446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05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12" table:style-name="ce2">
            <text:p>21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aa47e</text:p>
          </table:table-cell>
          <table:table-cell office:value-type="float" office:value="8934461" table:style-name="ce2">
            <text:p>893446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06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13" table:style-name="ce2">
            <text:p>21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aa47e</text:p>
          </table:table-cell>
          <table:table-cell office:value-type="float" office:value="8934484" table:style-name="ce2">
            <text:p>893448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07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14" table:style-name="ce2">
            <text:p>21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b1723</text:p>
          </table:table-cell>
          <table:table-cell office:value-type="float" office:value="8934505" table:style-name="ce2">
            <text:p>893450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08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15" table:style-name="ce2">
            <text:p>21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b1723</text:p>
          </table:table-cell>
          <table:table-cell office:value-type="float" office:value="8934580" table:style-name="ce2">
            <text:p>893458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09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16" table:style-name="ce2">
            <text:p>21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b1723</text:p>
          </table:table-cell>
          <table:table-cell office:value-type="float" office:value="8934587" table:style-name="ce2">
            <text:p>893458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10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17" table:style-name="ce2">
            <text:p>21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94ab38</text:p>
          </table:table-cell>
          <table:table-cell office:value-type="float" office:value="8937865" table:style-name="ce2">
            <text:p>893786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11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18" table:style-name="ce2">
            <text:p>21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94ab38</text:p>
          </table:table-cell>
          <table:table-cell office:value-type="float" office:value="8937952" table:style-name="ce2">
            <text:p>893795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12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19" table:style-name="ce2">
            <text:p>21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94ab38</text:p>
          </table:table-cell>
          <table:table-cell office:value-type="float" office:value="8937976" table:style-name="ce2">
            <text:p>893797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13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20" table:style-name="ce2">
            <text:p>22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94ab38</text:p>
          </table:table-cell>
          <table:table-cell office:value-type="float" office:value="8937994" table:style-name="ce2">
            <text:p>893799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14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21" table:style-name="ce2">
            <text:p>22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94ab38</text:p>
          </table:table-cell>
          <table:table-cell office:value-type="float" office:value="8938015" table:style-name="ce2">
            <text:p>893801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15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22" table:style-name="ce2">
            <text:p>22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94ab38</text:p>
          </table:table-cell>
          <table:table-cell office:value-type="float" office:value="8938037" table:style-name="ce2">
            <text:p>893803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16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23" table:style-name="ce2">
            <text:p>22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94ab38</text:p>
          </table:table-cell>
          <table:table-cell office:value-type="float" office:value="8938061" table:style-name="ce2">
            <text:p>893806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17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24" table:style-name="ce2">
            <text:p>22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94ab38</text:p>
          </table:table-cell>
          <table:table-cell office:value-type="float" office:value="8938114" table:style-name="ce2">
            <text:p>893811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18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25" table:style-name="ce2">
            <text:p>22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94ab38</text:p>
          </table:table-cell>
          <table:table-cell office:value-type="float" office:value="8938168" table:style-name="ce2">
            <text:p>893816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19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26" table:style-name="ce2">
            <text:p>22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94ab38</text:p>
          </table:table-cell>
          <table:table-cell office:value-type="float" office:value="8938182" table:style-name="ce2">
            <text:p>893818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20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27" table:style-name="ce2">
            <text:p>22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94ab38</text:p>
          </table:table-cell>
          <table:table-cell office:value-type="float" office:value="8938198" table:style-name="ce2">
            <text:p>893819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21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28" table:style-name="ce2">
            <text:p>22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94ab38</text:p>
          </table:table-cell>
          <table:table-cell office:value-type="float" office:value="8938297" table:style-name="ce2">
            <text:p>893829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22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29" table:style-name="ce2">
            <text:p>22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94ab38</text:p>
          </table:table-cell>
          <table:table-cell office:value-type="float" office:value="8938317" table:style-name="ce2">
            <text:p>893831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23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30" table:style-name="ce2">
            <text:p>23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94ab38</text:p>
          </table:table-cell>
          <table:table-cell office:value-type="float" office:value="8938349" table:style-name="ce2">
            <text:p>893834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24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31" table:style-name="ce2">
            <text:p>23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94ab38</text:p>
          </table:table-cell>
          <table:table-cell office:value-type="float" office:value="8938383" table:style-name="ce2">
            <text:p>893838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25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32" table:style-name="ce2">
            <text:p>23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94ab38</text:p>
          </table:table-cell>
          <table:table-cell office:value-type="float" office:value="8938400" table:style-name="ce2">
            <text:p>893840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26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33" table:style-name="ce2">
            <text:p>23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94ab38</text:p>
          </table:table-cell>
          <table:table-cell office:value-type="float" office:value="8938426" table:style-name="ce2">
            <text:p>893842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27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34" table:style-name="ce2">
            <text:p>23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94ab38</text:p>
          </table:table-cell>
          <table:table-cell office:value-type="float" office:value="8938456" table:style-name="ce2">
            <text:p>893845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28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35" table:style-name="ce2">
            <text:p>23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5c290</text:p>
          </table:table-cell>
          <table:table-cell office:value-type="float" office:value="8938485" table:style-name="ce2">
            <text:p>893848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29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36" table:style-name="ce2">
            <text:p>23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5c290</text:p>
          </table:table-cell>
          <table:table-cell office:value-type="float" office:value="8938519" table:style-name="ce2">
            <text:p>893851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30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37" table:style-name="ce2">
            <text:p>23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5c290</text:p>
          </table:table-cell>
          <table:table-cell office:value-type="float" office:value="8938564" table:style-name="ce2">
            <text:p>893856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31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38" table:style-name="ce2">
            <text:p>23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5c290</text:p>
          </table:table-cell>
          <table:table-cell office:value-type="float" office:value="8938721" table:style-name="ce2">
            <text:p>893872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32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39" table:style-name="ce2">
            <text:p>23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5c290</text:p>
          </table:table-cell>
          <table:table-cell office:value-type="float" office:value="8938739" table:style-name="ce2">
            <text:p>893873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33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40" table:style-name="ce2">
            <text:p>24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5c290</text:p>
          </table:table-cell>
          <table:table-cell office:value-type="float" office:value="8938766" table:style-name="ce2">
            <text:p>893876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34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41" table:style-name="ce2">
            <text:p>24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5c290</text:p>
          </table:table-cell>
          <table:table-cell office:value-type="float" office:value="8938778" table:style-name="ce2">
            <text:p>893877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35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42" table:style-name="ce2">
            <text:p>24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5c290</text:p>
          </table:table-cell>
          <table:table-cell office:value-type="float" office:value="8938854" table:style-name="ce2">
            <text:p>893885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36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43" table:style-name="ce2">
            <text:p>24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5c290</text:p>
          </table:table-cell>
          <table:table-cell office:value-type="float" office:value="8938911" table:style-name="ce2">
            <text:p>893891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37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44" table:style-name="ce2">
            <text:p>24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5c290</text:p>
          </table:table-cell>
          <table:table-cell office:value-type="float" office:value="8938930" table:style-name="ce2">
            <text:p>893893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38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45" table:style-name="ce2">
            <text:p>24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5c290</text:p>
          </table:table-cell>
          <table:table-cell office:value-type="float" office:value="8938962" table:style-name="ce2">
            <text:p>893896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39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46" table:style-name="ce2">
            <text:p>24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5c290</text:p>
          </table:table-cell>
          <table:table-cell office:value-type="float" office:value="8938996" table:style-name="ce2">
            <text:p>893899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40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47" table:style-name="ce2">
            <text:p>24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5c290</text:p>
          </table:table-cell>
          <table:table-cell office:value-type="float" office:value="8939010" table:style-name="ce2">
            <text:p>893901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41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48" table:style-name="ce2">
            <text:p>24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5c290</text:p>
          </table:table-cell>
          <table:table-cell office:value-type="float" office:value="8939052" table:style-name="ce2">
            <text:p>893905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42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49" table:style-name="ce2">
            <text:p>24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5c290</text:p>
          </table:table-cell>
          <table:table-cell office:value-type="float" office:value="8939066" table:style-name="ce2">
            <text:p>893906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43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50" table:style-name="ce2">
            <text:p>25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5c290</text:p>
          </table:table-cell>
          <table:table-cell office:value-type="float" office:value="8939085" table:style-name="ce2">
            <text:p>893908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45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51" table:style-name="ce2">
            <text:p>25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5c290</text:p>
          </table:table-cell>
          <table:table-cell office:value-type="float" office:value="8939103" table:style-name="ce2">
            <text:p>893910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46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52" table:style-name="ce2">
            <text:p>25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5c290</text:p>
          </table:table-cell>
          <table:table-cell office:value-type="float" office:value="8939111" table:style-name="ce2">
            <text:p>893911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47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53" table:style-name="ce2">
            <text:p>25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5c290</text:p>
          </table:table-cell>
          <table:table-cell office:value-type="float" office:value="5939128" table:style-name="ce2">
            <text:p>593912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48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54" table:style-name="ce2">
            <text:p>25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5c290</text:p>
          </table:table-cell>
          <table:table-cell office:value-type="float" office:value="8939152" table:style-name="ce2">
            <text:p>893915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49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55" table:style-name="ce2">
            <text:p>25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5c290</text:p>
          </table:table-cell>
          <table:table-cell office:value-type="float" office:value="8939160" table:style-name="ce2">
            <text:p>893916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50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56" table:style-name="ce2">
            <text:p>25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5c290</text:p>
          </table:table-cell>
          <table:table-cell office:value-type="float" office:value="8939183" table:style-name="ce2">
            <text:p>893918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51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57" table:style-name="ce2">
            <text:p>25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5c290</text:p>
          </table:table-cell>
          <table:table-cell office:value-type="float" office:value="8939197" table:style-name="ce2">
            <text:p>893919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52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58" table:style-name="ce2">
            <text:p>25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7ff4ac</text:p>
          </table:table-cell>
          <table:table-cell office:value-type="float" office:value="8939253" table:style-name="ce2">
            <text:p>893925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53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59" table:style-name="ce2">
            <text:p>25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7ff4ac</text:p>
          </table:table-cell>
          <table:table-cell office:value-type="float" office:value="8939295" table:style-name="ce2">
            <text:p>893929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54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60" table:style-name="ce2">
            <text:p>26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7ff4ac</text:p>
          </table:table-cell>
          <table:table-cell office:value-type="float" office:value="8939309" table:style-name="ce2">
            <text:p>893930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55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61" table:style-name="ce2">
            <text:p>26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7ff4ac</text:p>
          </table:table-cell>
          <table:table-cell office:value-type="float" office:value="8939320" table:style-name="ce2">
            <text:p>893932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56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62" table:style-name="ce2">
            <text:p>26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7ff4ac</text:p>
          </table:table-cell>
          <table:table-cell office:value-type="float" office:value="8939343" table:style-name="ce2">
            <text:p>893934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57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63" table:style-name="ce2">
            <text:p>26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7ff4ac</text:p>
          </table:table-cell>
          <table:table-cell office:value-type="float" office:value="8939378" table:style-name="ce2">
            <text:p>893937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58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64" table:style-name="ce2">
            <text:p>26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7ff4ac</text:p>
          </table:table-cell>
          <table:table-cell office:value-type="float" office:value="8939389" table:style-name="ce2">
            <text:p>893938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59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65" table:style-name="ce2">
            <text:p>26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7ff4ac</text:p>
          </table:table-cell>
          <table:table-cell office:value-type="float" office:value="8939400" table:style-name="ce2">
            <text:p>893940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60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66" table:style-name="ce2">
            <text:p>26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7ff4ac</text:p>
          </table:table-cell>
          <table:table-cell office:value-type="float" office:value="8939410" table:style-name="ce2">
            <text:p>893941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61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67" table:style-name="ce2">
            <text:p>26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7ff4ac</text:p>
          </table:table-cell>
          <table:table-cell office:value-type="float" office:value="8939429" table:style-name="ce2">
            <text:p>893942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62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68" table:style-name="ce2">
            <text:p>26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7ff4ac</text:p>
          </table:table-cell>
          <table:table-cell office:value-type="float" office:value="8939461" table:style-name="ce2">
            <text:p>893946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63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69" table:style-name="ce2">
            <text:p>26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7ff4ac</text:p>
          </table:table-cell>
          <table:table-cell office:value-type="float" office:value="8939473" table:style-name="ce2">
            <text:p>893947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64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70" table:style-name="ce2">
            <text:p>27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7ff4ac</text:p>
          </table:table-cell>
          <table:table-cell office:value-type="float" office:value="8939507" table:style-name="ce2">
            <text:p>893950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65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71" table:style-name="ce2">
            <text:p>27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7ff4ac</text:p>
          </table:table-cell>
          <table:table-cell office:value-type="float" office:value="8939524" table:style-name="ce2">
            <text:p>893952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66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72" table:style-name="ce2">
            <text:p>27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7ff4ac</text:p>
          </table:table-cell>
          <table:table-cell office:value-type="float" office:value="8939636" table:style-name="ce2">
            <text:p>893963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Go back to Twitter Fren. Anons are talking here.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73" table:style-name="ce2">
            <text:p>27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7ff4ac</text:p>
          </table:table-cell>
          <table:table-cell office:value-type="float" office:value="8939676" table:style-name="ce2">
            <text:p>893967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Im pretty sure Admin is blocking the bots and NRO shills most the time We are on. So (You)s can<text:s/>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74" table:style-name="ce2">
            <text:p>27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7ff4ac</text:p>
          </table:table-cell>
          <table:table-cell office:value-type="float" office:value="8939715" table:style-name="ce2">
            <text:p>893971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67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75" table:style-name="ce2">
            <text:p>27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7ff4ac</text:p>
          </table:table-cell>
          <table:table-cell office:value-type="float" office:value="8939749" table:style-name="ce2">
            <text:p>893974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68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76" table:style-name="ce2">
            <text:p>27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7ff4ac</text:p>
          </table:table-cell>
          <table:table-cell office:value-type="float" office:value="8939813" table:style-name="ce2">
            <text:p>893981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69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77" table:style-name="ce2">
            <text:p>27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7ff4ac</text:p>
          </table:table-cell>
          <table:table-cell office:value-type="float" office:value="8939839" table:style-name="ce2">
            <text:p>893983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70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78" table:style-name="ce2">
            <text:p>27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7ff4ac</text:p>
          </table:table-cell>
          <table:table-cell office:value-type="float" office:value="8939862" table:style-name="ce2">
            <text:p>893986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71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79" table:style-name="ce2">
            <text:p>27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7ff4ac</text:p>
          </table:table-cell>
          <table:table-cell office:value-type="float" office:value="8939893" table:style-name="ce2">
            <text:p>893989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72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80" table:style-name="ce2">
            <text:p>28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7ff4ac</text:p>
          </table:table-cell>
          <table:table-cell office:value-type="float" office:value="8939914" table:style-name="ce2">
            <text:p>893991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Believe what you will. The blind see best at night.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81" table:style-name="ce2">
            <text:p>28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7ff4ac</text:p>
          </table:table-cell>
          <table:table-cell office:value-type="float" office:value="8939946" table:style-name="ce2">
            <text:p>893994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73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82" table:style-name="ce2">
            <text:p>28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7ff4ac</text:p>
          </table:table-cell>
          <table:table-cell office:value-type="float" office:value="8939965" table:style-name="ce2">
            <text:p>893996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74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83" table:style-name="ce2">
            <text:p>28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70efd</text:p>
          </table:table-cell>
          <table:table-cell office:value-type="float" office:value="8940065" table:style-name="ce2">
            <text:p>894006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75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84" table:style-name="ce2">
            <text:p>28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70efd</text:p>
          </table:table-cell>
          <table:table-cell office:value-type="float" office:value="8940096" table:style-name="ce2">
            <text:p>894009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76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85" table:style-name="ce2">
            <text:p>28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70efd</text:p>
          </table:table-cell>
          <table:table-cell office:value-type="float" office:value="8940146" table:style-name="ce2">
            <text:p>894014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77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86" table:style-name="ce2">
            <text:p>28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70efd</text:p>
          </table:table-cell>
          <table:table-cell office:value-type="float" office:value="8940149" table:style-name="ce2">
            <text:p>894014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&gt;a70efd &gt;5dc7a5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87" table:style-name="ce2">
            <text:p>28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70efd</text:p>
          </table:table-cell>
          <table:table-cell office:value-type="float" office:value="8940165" table:style-name="ce2">
            <text:p>894016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&gt;&gt;8940106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88" table:style-name="ce2">
            <text:p>28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70efd</text:p>
          </table:table-cell>
          <table:table-cell office:value-type="float" office:value="8940211" table:style-name="ce2">
            <text:p>894021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78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89" table:style-name="ce2">
            <text:p>28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70efd</text:p>
          </table:table-cell>
          <table:table-cell office:value-type="float" office:value="8940243" table:style-name="ce2">
            <text:p>894024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79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90" table:style-name="ce2">
            <text:p>29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70efd</text:p>
          </table:table-cell>
          <table:table-cell office:value-type="float" office:value="8940286" table:style-name="ce2">
            <text:p>894028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80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91" table:style-name="ce2">
            <text:p>29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70efd</text:p>
          </table:table-cell>
          <table:table-cell office:value-type="float" office:value="8940304" table:style-name="ce2">
            <text:p>894030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81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92" table:style-name="ce2">
            <text:p>29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70efd</text:p>
          </table:table-cell>
          <table:table-cell office:value-type="float" office:value="8940323" table:style-name="ce2">
            <text:p>894032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&gt;&gt;8940252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93" table:style-name="ce2">
            <text:p>29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70efd</text:p>
          </table:table-cell>
          <table:table-cell office:value-type="float" office:value="8940366" table:style-name="ce2">
            <text:p>894036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82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94" table:style-name="ce2">
            <text:p>29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70efd</text:p>
          </table:table-cell>
          <table:table-cell office:value-type="float" office:value="8940403" table:style-name="ce2">
            <text:p>894040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83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95" table:style-name="ce2">
            <text:p>29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70efd</text:p>
          </table:table-cell>
          <table:table-cell office:value-type="float" office:value="8940433" table:style-name="ce2">
            <text:p>894043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84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96" table:style-name="ce2">
            <text:p>29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70efd</text:p>
          </table:table-cell>
          <table:table-cell office:value-type="float" office:value="8940488" table:style-name="ce2">
            <text:p>894048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85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97" table:style-name="ce2">
            <text:p>29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70efd</text:p>
          </table:table-cell>
          <table:table-cell office:value-type="float" office:value="8940535" table:style-name="ce2">
            <text:p>894053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86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98" table:style-name="ce2">
            <text:p>29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70efd</text:p>
          </table:table-cell>
          <table:table-cell office:value-type="float" office:value="8940576" table:style-name="ce2">
            <text:p>894057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88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299" table:style-name="ce2">
            <text:p>29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70efd</text:p>
          </table:table-cell>
          <table:table-cell office:value-type="float" office:value="8940608" table:style-name="ce2">
            <text:p>894060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89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70efd</text:p>
          </table:table-cell>
          <table:table-cell office:value-type="float" office:value="8940626" table:style-name="ce2">
            <text:p>894062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I have not barked orders at anyone other than maybe a shill. And shills are<text:s/>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301" table:style-name="ce2">
            <text:p>30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70efd</text:p>
          </table:table-cell>
          <table:table-cell office:value-type="float" office:value="8940647" table:style-name="ce2">
            <text:p>894064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90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302" table:style-name="ce2">
            <text:p>30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70efd</text:p>
          </table:table-cell>
          <table:table-cell office:value-type="float" office:value="8940688" table:style-name="ce2">
            <text:p>894068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Do you Even Ameri-Do-Te?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303" table:style-name="ce2">
            <text:p>30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70efd</text:p>
          </table:table-cell>
          <table:table-cell office:value-type="float" office:value="8940719" table:style-name="ce2">
            <text:p>894071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91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304" table:style-name="ce2">
            <text:p>30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70efd</text:p>
          </table:table-cell>
          <table:table-cell office:value-type="float" office:value="8940771" table:style-name="ce2">
            <text:p>894077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92.png</text:p>
          </table:table-cell>
          <table:table-cell table:number-columns-repeated="16376"/>
        </table:table-row>
        <table:table-row table:style-name="ro1">
          <table:table-cell office:value-type="date" office:date-value="2020-04-27T00:00:00" table:style-name="ce3">
            <text:p>4/27/2020</text:p>
          </table:table-cell>
          <table:table-cell office:value-type="float" office:value="305" table:style-name="ce2">
            <text:p>305</text:p>
          </table:table-cell>
          <table:table-cell office:value-type="string" table:style-name="ce2">
            <text:p>!!qMFQqVT8Uw</text:p>
          </table:table-cell>
          <table:table-cell office:value-type="string" table:style-name="ce2">
            <text:p>8d085c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B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Q-B-293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06" table:style-name="ce2">
            <text:p>30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ac11f</text:p>
          </table:table-cell>
          <table:table-cell office:value-type="float" office:value="8944657" table:style-name="ce2">
            <text:p>894465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94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07" table:style-name="ce2">
            <text:p>307</text:p>
          </table:table-cell>
          <table:table-cell table:number-columns-repeated="5" table:style-name="ce2"/>
          <table:table-cell office:value-type="string" table:style-name="ce2">
            <text:p>Q-B-294-2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08" table:style-name="ce2">
            <text:p>30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ac11f</text:p>
          </table:table-cell>
          <table:table-cell office:value-type="float" office:value="8944670" table:style-name="ce2">
            <text:p>894467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TYB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09" table:style-name="ce2">
            <text:p>30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ac11f</text:p>
          </table:table-cell>
          <table:table-cell office:value-type="float" office:value="8944756" table:style-name="ce2">
            <text:p>894475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95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10" table:style-name="ce2">
            <text:p>31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ac11f</text:p>
          </table:table-cell>
          <table:table-cell office:value-type="float" office:value="8944848" table:style-name="ce2">
            <text:p>894484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96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11" table:style-name="ce2">
            <text:p>31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ac11f</text:p>
          </table:table-cell>
          <table:table-cell office:value-type="float" office:value="8944984" table:style-name="ce2">
            <text:p>894498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97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12" table:style-name="ce2">
            <text:p>31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ac11f</text:p>
          </table:table-cell>
          <table:table-cell office:value-type="float" office:value="8945119" table:style-name="ce2">
            <text:p>894511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98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13" table:style-name="ce2">
            <text:p>31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ac11f</text:p>
          </table:table-cell>
          <table:table-cell office:value-type="float" office:value="8945169" table:style-name="ce2">
            <text:p>894516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299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14" table:style-name="ce2">
            <text:p>31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ac11f</text:p>
          </table:table-cell>
          <table:table-cell office:value-type="float" office:value="8945276" table:style-name="ce2">
            <text:p>894527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00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15" table:style-name="ce2">
            <text:p>31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ac11f</text:p>
          </table:table-cell>
          <table:table-cell office:value-type="float" office:value="8945289" table:style-name="ce2">
            <text:p>894528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11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16" table:style-name="ce2">
            <text:p>31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ac11f</text:p>
          </table:table-cell>
          <table:table-cell office:value-type="float" office:value="8945387" table:style-name="ce2">
            <text:p>894538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12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17" table:style-name="ce2">
            <text:p>31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ac11f</text:p>
          </table:table-cell>
          <table:table-cell office:value-type="float" office:value="8945431" table:style-name="ce2">
            <text:p>894543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13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18" table:style-name="ce2">
            <text:p>31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1ac75</text:p>
          </table:table-cell>
          <table:table-cell office:value-type="float" office:value="8945456" table:style-name="ce2">
            <text:p>894545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14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19" table:style-name="ce2">
            <text:p>31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1ac75</text:p>
          </table:table-cell>
          <table:table-cell office:value-type="float" office:value="8945470" table:style-name="ce2">
            <text:p>894547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15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20" table:style-name="ce2">
            <text:p>320</text:p>
          </table:table-cell>
          <table:table-cell office:value-type="string" table:style-name="ce2">
            <text:p>NUL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15-2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21" table:style-name="ce2">
            <text:p>32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1ac75</text:p>
          </table:table-cell>
          <table:table-cell office:value-type="float" office:value="8945483" table:style-name="ce2">
            <text:p>894548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16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22" table:style-name="ce2">
            <text:p>32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1ac75</text:p>
          </table:table-cell>
          <table:table-cell office:value-type="float" office:value="8945516" table:style-name="ce2">
            <text:p>894551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17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23" table:style-name="ce2">
            <text:p>32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1ac75</text:p>
          </table:table-cell>
          <table:table-cell office:value-type="float" office:value="8945537" table:style-name="ce2">
            <text:p>894553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18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24" table:style-name="ce2">
            <text:p>32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1ac75</text:p>
          </table:table-cell>
          <table:table-cell office:value-type="float" office:value="8945606" table:style-name="ce2">
            <text:p>894560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19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25" table:style-name="ce2">
            <text:p>32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1ac75</text:p>
          </table:table-cell>
          <table:table-cell office:value-type="float" office:value="8945694" table:style-name="ce2">
            <text:p>894569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20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26" table:style-name="ce2">
            <text:p>32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1ac75</text:p>
          </table:table-cell>
          <table:table-cell office:value-type="float" office:value="8945725" table:style-name="ce2">
            <text:p>894572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21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27" table:style-name="ce2">
            <text:p>32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f1b6d</text:p>
          </table:table-cell>
          <table:table-cell office:value-type="float" office:value="8949479" table:style-name="ce2">
            <text:p>894947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22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28" table:style-name="ce2">
            <text:p>328</text:p>
          </table:table-cell>
          <table:table-cell office:value-type="string" table:style-name="ce2">
            <text:p>!!qMFQqVT8Uw</text:p>
          </table:table-cell>
          <table:table-cell office:value-type="string" table:style-name="ce2">
            <text:p>edb5a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B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Q-B-322-1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29" table:style-name="ce2">
            <text:p>32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f1b6d</text:p>
          </table:table-cell>
          <table:table-cell office:value-type="float" office:value="8949586" table:style-name="ce2">
            <text:p>894958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23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30" table:style-name="ce2">
            <text:p>33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f1b6d</text:p>
          </table:table-cell>
          <table:table-cell office:value-type="float" office:value="8949647" table:style-name="ce2">
            <text:p>894964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33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31" table:style-name="ce2">
            <text:p>33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f1b6d</text:p>
          </table:table-cell>
          <table:table-cell office:value-type="float" office:value="8949658" table:style-name="ce2">
            <text:p>894965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34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32" table:style-name="ce2">
            <text:p>33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f1b6d</text:p>
          </table:table-cell>
          <table:table-cell office:value-type="float" office:value="8949696" table:style-name="ce2">
            <text:p>894969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35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33" table:style-name="ce2">
            <text:p>33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f1b6d</text:p>
          </table:table-cell>
          <table:table-cell office:value-type="float" office:value="8949743" table:style-name="ce2">
            <text:p>894974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36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34" table:style-name="ce2">
            <text:p>33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f1b6d</text:p>
          </table:table-cell>
          <table:table-cell office:value-type="float" office:value="8949807" table:style-name="ce2">
            <text:p>894980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37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35" table:style-name="ce2">
            <text:p>33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f1b6d</text:p>
          </table:table-cell>
          <table:table-cell office:value-type="float" office:value="8949866" table:style-name="ce2">
            <text:p>894986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38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36" table:style-name="ce2">
            <text:p>33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f1b6d</text:p>
          </table:table-cell>
          <table:table-cell office:value-type="float" office:value="8949888" table:style-name="ce2">
            <text:p>894988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39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37" table:style-name="ce2">
            <text:p>33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f1b6d</text:p>
          </table:table-cell>
          <table:table-cell office:value-type="float" office:value="8949935" table:style-name="ce2">
            <text:p>894993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40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38" table:style-name="ce2">
            <text:p>33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f1b6d</text:p>
          </table:table-cell>
          <table:table-cell office:value-type="float" office:value="8950092" table:style-name="ce2">
            <text:p>895009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41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39" table:style-name="ce2">
            <text:p>33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ea456</text:p>
          </table:table-cell>
          <table:table-cell office:value-type="float" office:value="8950259" table:style-name="ce2">
            <text:p>895025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42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40" table:style-name="ce2">
            <text:p>34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ea456</text:p>
          </table:table-cell>
          <table:table-cell office:value-type="float" office:value="8950295" table:style-name="ce2">
            <text:p>895029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43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41" table:style-name="ce2">
            <text:p>34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ea456</text:p>
          </table:table-cell>
          <table:table-cell office:value-type="float" office:value="8950381" table:style-name="ce2">
            <text:p>895038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44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42" table:style-name="ce2">
            <text:p>34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ea456</text:p>
          </table:table-cell>
          <table:table-cell office:value-type="float" office:value="8950442" table:style-name="ce2">
            <text:p>895044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45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43" table:style-name="ce2">
            <text:p>34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ea456</text:p>
          </table:table-cell>
          <table:table-cell office:value-type="float" office:value="8950464" table:style-name="ce2">
            <text:p>895046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46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44" table:style-name="ce2">
            <text:p>34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ea456</text:p>
          </table:table-cell>
          <table:table-cell office:value-type="float" office:value="8950517" table:style-name="ce2">
            <text:p>895051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47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45" table:style-name="ce2">
            <text:p>34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ea456</text:p>
          </table:table-cell>
          <table:table-cell office:value-type="float" office:value="8950563" table:style-name="ce2">
            <text:p>895056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48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46" table:style-name="ce2">
            <text:p>34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ea456</text:p>
          </table:table-cell>
          <table:table-cell office:value-type="float" office:value="8950646" table:style-name="ce2">
            <text:p>895064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49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47" table:style-name="ce2">
            <text:p>34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ea456</text:p>
          </table:table-cell>
          <table:table-cell office:value-type="float" office:value="8950681" table:style-name="ce2">
            <text:p>895068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50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48" table:style-name="ce2">
            <text:p>34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ea456</text:p>
          </table:table-cell>
          <table:table-cell office:value-type="float" office:value="8950783" table:style-name="ce2">
            <text:p>895078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51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49" table:style-name="ce2">
            <text:p>34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ea456</text:p>
          </table:table-cell>
          <table:table-cell office:value-type="float" office:value="8950813" table:style-name="ce2">
            <text:p>895081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52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50" table:style-name="ce2">
            <text:p>35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ea456</text:p>
          </table:table-cell>
          <table:table-cell office:value-type="float" office:value="8950856" table:style-name="ce2">
            <text:p>895085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53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51" table:style-name="ce2">
            <text:p>35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ea456</text:p>
          </table:table-cell>
          <table:table-cell office:value-type="float" office:value="8950906" table:style-name="ce2">
            <text:p>895090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54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52" table:style-name="ce2">
            <text:p>35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ea456</text:p>
          </table:table-cell>
          <table:table-cell office:value-type="float" office:value="8950913" table:style-name="ce2">
            <text:p>895091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55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53" table:style-name="ce2">
            <text:p>35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ea456</text:p>
          </table:table-cell>
          <table:table-cell office:value-type="float" office:value="8950973" table:style-name="ce2">
            <text:p>895097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56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54" table:style-name="ce2">
            <text:p>35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0bf3b</text:p>
          </table:table-cell>
          <table:table-cell office:value-type="float" office:value="8951046" table:style-name="ce2">
            <text:p>895104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57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55" table:style-name="ce2">
            <text:p>35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0bf3b</text:p>
          </table:table-cell>
          <table:table-cell office:value-type="float" office:value="8951118" table:style-name="ce2">
            <text:p>895111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LOVE IT ANON. STOLEN. Might see it officially used later.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56" table:style-name="ce2">
            <text:p>35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0bf3b</text:p>
          </table:table-cell>
          <table:table-cell office:value-type="float" office:value="8951183" table:style-name="ce2">
            <text:p>895118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59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57" table:style-name="ce2">
            <text:p>35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0bf3b</text:p>
          </table:table-cell>
          <table:table-cell office:value-type="float" office:value="8951310" table:style-name="ce2">
            <text:p>895131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60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58" table:style-name="ce2">
            <text:p>35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0bf3b</text:p>
          </table:table-cell>
          <table:table-cell office:value-type="float" office:value="8951397" table:style-name="ce2">
            <text:p>895139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61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59" table:style-name="ce2">
            <text:p>35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0bf3b</text:p>
          </table:table-cell>
          <table:table-cell office:value-type="float" office:value="8951430" table:style-name="ce2">
            <text:p>895143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62.png</text:p>
          </table:table-cell>
          <table:table-cell table:number-columns-repeated="16376"/>
        </table:table-row>
        <table:table-row table:style-name="ro1">
          <table:table-cell office:value-type="date" office:date-value="2020-04-28T00:00:00" table:style-name="ce3">
            <text:p>4/28/2020</text:p>
          </table:table-cell>
          <table:table-cell office:value-type="float" office:value="360" table:style-name="ce2">
            <text:p>36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0bf3b</text:p>
          </table:table-cell>
          <table:table-cell office:value-type="float" office:value="8951100" table:style-name="ce2">
            <text:p>895110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63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361" table:style-name="ce2">
            <text:p>361</text:p>
          </table:table-cell>
          <table:table-cell office:value-type="string" table:style-name="ce2">
            <text:p>NULL</text:p>
          </table:table-cell>
          <table:table-cell office:value-type="float" office:value="719667" table:style-name="ce2">
            <text:p>719667</text:p>
          </table:table-cell>
          <table:table-cell office:value-type="float" office:value="8956290" table:style-name="ce2">
            <text:p>895629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64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362" table:style-name="ce2">
            <text:p>362</text:p>
          </table:table-cell>
          <table:table-cell office:value-type="string" table:style-name="ce2">
            <text:p>NULL</text:p>
          </table:table-cell>
          <table:table-cell office:value-type="float" office:value="719667" table:style-name="ce2">
            <text:p>719667</text:p>
          </table:table-cell>
          <table:table-cell office:value-type="float" office:value="8956615" table:style-name="ce2">
            <text:p>895661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65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363" table:style-name="ce2">
            <text:p>363</text:p>
          </table:table-cell>
          <table:table-cell office:value-type="string" table:style-name="ce2">
            <text:p>NULL</text:p>
          </table:table-cell>
          <table:table-cell office:value-type="float" office:value="719667" table:style-name="ce2">
            <text:p>719667</text:p>
          </table:table-cell>
          <table:table-cell office:value-type="float" office:value="8956649" table:style-name="ce2">
            <text:p>895664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66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364" table:style-name="ce2">
            <text:p>364</text:p>
          </table:table-cell>
          <table:table-cell office:value-type="string" table:style-name="ce2">
            <text:p>NULL</text:p>
          </table:table-cell>
          <table:table-cell office:value-type="float" office:value="719667" table:style-name="ce2">
            <text:p>719667</text:p>
          </table:table-cell>
          <table:table-cell office:value-type="float" office:value="8956988" table:style-name="ce2">
            <text:p>895698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67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365" table:style-name="ce2">
            <text:p>36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12adc5</text:p>
          </table:table-cell>
          <table:table-cell office:value-type="float" office:value="8957100" table:style-name="ce2">
            <text:p>895710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68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366" table:style-name="ce2">
            <text:p>36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12adc5</text:p>
          </table:table-cell>
          <table:table-cell office:value-type="float" office:value="8957203" table:style-name="ce2">
            <text:p>895720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69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367" table:style-name="ce2">
            <text:p>36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12adc5</text:p>
          </table:table-cell>
          <table:table-cell office:value-type="float" office:value="8957344" table:style-name="ce2">
            <text:p>895734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70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368" table:style-name="ce2">
            <text:p>36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12adc5</text:p>
          </table:table-cell>
          <table:table-cell office:value-type="float" office:value="8957399" table:style-name="ce2">
            <text:p>895739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&gt;&gt;8957365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369" table:style-name="ce2">
            <text:p>36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12adc5</text:p>
          </table:table-cell>
          <table:table-cell office:value-type="float" office:value="8957488" table:style-name="ce2">
            <text:p>895748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71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370" table:style-name="ce2">
            <text:p>37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12adc5</text:p>
          </table:table-cell>
          <table:table-cell office:value-type="float" office:value="8957691" table:style-name="ce2">
            <text:p>895769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72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371" table:style-name="ce2">
            <text:p>37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8dae4f</text:p>
          </table:table-cell>
          <table:table-cell office:value-type="float" office:value="8957817" table:style-name="ce2">
            <text:p>895781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Thank You Bakers!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372" table:style-name="ce2">
            <text:p>37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8dae4f</text:p>
          </table:table-cell>
          <table:table-cell office:value-type="float" office:value="8958101" table:style-name="ce2">
            <text:p>895810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73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373" table:style-name="ce2">
            <text:p>37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8dae4f</text:p>
          </table:table-cell>
          <table:table-cell office:value-type="float" office:value="8958101" table:style-name="ce2">
            <text:p>895810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74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374" table:style-name="ce2">
            <text:p>37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8dae4f</text:p>
          </table:table-cell>
          <table:table-cell office:value-type="float" office:value="8958181" table:style-name="ce2">
            <text:p>895818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75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375" table:style-name="ce2">
            <text:p>37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8dae4f</text:p>
          </table:table-cell>
          <table:table-cell office:value-type="float" office:value="8958239" table:style-name="ce2">
            <text:p>895823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76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376" table:style-name="ce2">
            <text:p>37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8dae4f</text:p>
          </table:table-cell>
          <table:table-cell office:value-type="float" office:value="8958371" table:style-name="ce2">
            <text:p>895837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77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377" table:style-name="ce2">
            <text:p>37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8dae4f</text:p>
          </table:table-cell>
          <table:table-cell office:value-type="float" office:value="8958416" table:style-name="ce2">
            <text:p>895841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78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378" table:style-name="ce2">
            <text:p>37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8dae4f</text:p>
          </table:table-cell>
          <table:table-cell office:value-type="float" office:value="8958430" table:style-name="ce2">
            <text:p>895843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79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379" table:style-name="ce2">
            <text:p>37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536ae</text:p>
          </table:table-cell>
          <table:table-cell office:value-type="float" office:value="8961486" table:style-name="ce2">
            <text:p>896148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80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380" table:style-name="ce2">
            <text:p>38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1b98c</text:p>
          </table:table-cell>
          <table:table-cell office:value-type="float" office:value="8961665" table:style-name="ce2">
            <text:p>896166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81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381" table:style-name="ce2">
            <text:p>38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1b98c</text:p>
          </table:table-cell>
          <table:table-cell office:value-type="float" office:value="8961746" table:style-name="ce2">
            <text:p>896174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82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382" table:style-name="ce2">
            <text:p>38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1b98c</text:p>
          </table:table-cell>
          <table:table-cell office:value-type="float" office:value="8961776" table:style-name="ce2">
            <text:p>896177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83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383" table:style-name="ce2">
            <text:p>38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1b98c</text:p>
          </table:table-cell>
          <table:table-cell office:value-type="float" office:value="8961796" table:style-name="ce2">
            <text:p>896179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84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384" table:style-name="ce2">
            <text:p>38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1b98c</text:p>
          </table:table-cell>
          <table:table-cell office:value-type="float" office:value="8961812" table:style-name="ce2">
            <text:p>896181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85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385" table:style-name="ce2">
            <text:p>38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1b98c</text:p>
          </table:table-cell>
          <table:table-cell office:value-type="float" office:value="8961857" table:style-name="ce2">
            <text:p>896185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86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386" table:style-name="ce2">
            <text:p>38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1b98c</text:p>
          </table:table-cell>
          <table:table-cell office:value-type="float" office:value="8961874" table:style-name="ce2">
            <text:p>896187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87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387" table:style-name="ce2">
            <text:p>38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1b98c</text:p>
          </table:table-cell>
          <table:table-cell office:value-type="float" office:value="8961904" table:style-name="ce2">
            <text:p>896190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88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388" table:style-name="ce2">
            <text:p>38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1b98c</text:p>
          </table:table-cell>
          <table:table-cell office:value-type="float" office:value="8961960" table:style-name="ce2">
            <text:p>896196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89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389" table:style-name="ce2">
            <text:p>38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1b98c</text:p>
          </table:table-cell>
          <table:table-cell office:value-type="float" office:value="8961999" table:style-name="ce2">
            <text:p>896199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90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390" table:style-name="ce2">
            <text:p>39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1b98c</text:p>
          </table:table-cell>
          <table:table-cell office:value-type="float" office:value="8962064" table:style-name="ce2">
            <text:p>896206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91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391" table:style-name="ce2">
            <text:p>39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1b98c</text:p>
          </table:table-cell>
          <table:table-cell office:value-type="float" office:value="8962113" table:style-name="ce2">
            <text:p>896211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92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392" table:style-name="ce2">
            <text:p>39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1b98c</text:p>
          </table:table-cell>
          <table:table-cell office:value-type="float" office:value="8962137" table:style-name="ce2">
            <text:p>896213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93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393" table:style-name="ce2">
            <text:p>39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1b98c</text:p>
          </table:table-cell>
          <table:table-cell office:value-type="float" office:value="8962152" table:style-name="ce2">
            <text:p>896215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95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394" table:style-name="ce2">
            <text:p>39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1b98c</text:p>
          </table:table-cell>
          <table:table-cell office:value-type="float" office:value="8962173" table:style-name="ce2">
            <text:p>896217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96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395" table:style-name="ce2">
            <text:p>39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1b98c</text:p>
          </table:table-cell>
          <table:table-cell office:value-type="float" office:value="8962190" table:style-name="ce2">
            <text:p>896219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97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396" table:style-name="ce2">
            <text:p>39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1b98c</text:p>
          </table:table-cell>
          <table:table-cell office:value-type="float" office:value="8962232" table:style-name="ce2">
            <text:p>896223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98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397" table:style-name="ce2">
            <text:p>39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1b98c</text:p>
          </table:table-cell>
          <table:table-cell office:value-type="float" office:value="8962265" table:style-name="ce2">
            <text:p>896226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399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398" table:style-name="ce2">
            <text:p>39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1b98c</text:p>
          </table:table-cell>
          <table:table-cell office:value-type="float" office:value="8962283" table:style-name="ce2">
            <text:p>896228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00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399" table:style-name="ce2">
            <text:p>39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1b98c</text:p>
          </table:table-cell>
          <table:table-cell office:value-type="float" office:value="8962369" table:style-name="ce2">
            <text:p>896236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01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ece78</text:p>
          </table:table-cell>
          <table:table-cell office:value-type="float" office:value="8962396" table:style-name="ce2">
            <text:p>896239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02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01" table:style-name="ce2">
            <text:p>40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ece78</text:p>
          </table:table-cell>
          <table:table-cell office:value-type="float" office:value="8962449" table:style-name="ce2">
            <text:p>896244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03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02" table:style-name="ce2">
            <text:p>40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ece78</text:p>
          </table:table-cell>
          <table:table-cell office:value-type="float" office:value="8962461" table:style-name="ce2">
            <text:p>896246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04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03" table:style-name="ce2">
            <text:p>40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ece78</text:p>
          </table:table-cell>
          <table:table-cell office:value-type="float" office:value="8962504" table:style-name="ce2">
            <text:p>896250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05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04" table:style-name="ce2">
            <text:p>40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ece78</text:p>
          </table:table-cell>
          <table:table-cell office:value-type="float" office:value="8962523" table:style-name="ce2">
            <text:p>896252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06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05" table:style-name="ce2">
            <text:p>40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ece78</text:p>
          </table:table-cell>
          <table:table-cell office:value-type="float" office:value="8962552" table:style-name="ce2">
            <text:p>896255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07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06" table:style-name="ce2">
            <text:p>40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ece78</text:p>
          </table:table-cell>
          <table:table-cell office:value-type="float" office:value="8962566" table:style-name="ce2">
            <text:p>896256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08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07" table:style-name="ce2">
            <text:p>40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ece78</text:p>
          </table:table-cell>
          <table:table-cell office:value-type="float" office:value="8962591" table:style-name="ce2">
            <text:p>896259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09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08" table:style-name="ce2">
            <text:p>40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ece78</text:p>
          </table:table-cell>
          <table:table-cell office:value-type="float" office:value="8962617" table:style-name="ce2">
            <text:p>896261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10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09" table:style-name="ce2">
            <text:p>40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ece78</text:p>
          </table:table-cell>
          <table:table-cell office:value-type="float" office:value="8962652" table:style-name="ce2">
            <text:p>896265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11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10" table:style-name="ce2">
            <text:p>41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ece78</text:p>
          </table:table-cell>
          <table:table-cell office:value-type="float" office:value="8962692" table:style-name="ce2">
            <text:p>896269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12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11" table:style-name="ce2">
            <text:p>41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ece78</text:p>
          </table:table-cell>
          <table:table-cell office:value-type="float" office:value="8962707" table:style-name="ce2">
            <text:p>896270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13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12" table:style-name="ce2">
            <text:p>41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ece78</text:p>
          </table:table-cell>
          <table:table-cell office:value-type="float" office:value="8962744" table:style-name="ce2">
            <text:p>896274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14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13" table:style-name="ce2">
            <text:p>41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ece78</text:p>
          </table:table-cell>
          <table:table-cell office:value-type="float" office:value="8962823" table:style-name="ce2">
            <text:p>896282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16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14" table:style-name="ce2">
            <text:p>41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ece78</text:p>
          </table:table-cell>
          <table:table-cell office:value-type="float" office:value="8962849" table:style-name="ce2">
            <text:p>896284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17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15" table:style-name="ce2">
            <text:p>41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ece78</text:p>
          </table:table-cell>
          <table:table-cell office:value-type="float" office:value="8962881" table:style-name="ce2">
            <text:p>896288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18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16" table:style-name="ce2">
            <text:p>41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ece78</text:p>
          </table:table-cell>
          <table:table-cell office:value-type="float" office:value="8962915" table:style-name="ce2">
            <text:p>896291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19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17" table:style-name="ce2">
            <text:p>41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ece78</text:p>
          </table:table-cell>
          <table:table-cell office:value-type="float" office:value="8962931" table:style-name="ce2">
            <text:p>896293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20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18" table:style-name="ce2">
            <text:p>41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ece78</text:p>
          </table:table-cell>
          <table:table-cell office:value-type="float" office:value="8962997" table:style-name="ce2">
            <text:p>896299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21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19" table:style-name="ce2">
            <text:p>41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ece78</text:p>
          </table:table-cell>
          <table:table-cell office:value-type="float" office:value="8963052" table:style-name="ce2">
            <text:p>896305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22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20" table:style-name="ce2">
            <text:p>42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ece78</text:p>
          </table:table-cell>
          <table:table-cell office:value-type="float" office:value="8963082" table:style-name="ce2">
            <text:p>896308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23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21" table:style-name="ce2">
            <text:p>42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ece78</text:p>
          </table:table-cell>
          <table:table-cell office:value-type="float" office:value="8963100" table:style-name="ce2">
            <text:p>896310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24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22" table:style-name="ce2">
            <text:p>42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ece78</text:p>
          </table:table-cell>
          <table:table-cell office:value-type="float" office:value="8963115" table:style-name="ce2">
            <text:p>896311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25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23" table:style-name="ce2">
            <text:p>42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ece78</text:p>
          </table:table-cell>
          <table:table-cell office:value-type="float" office:value="8963132" table:style-name="ce2">
            <text:p>896313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26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24" table:style-name="ce2">
            <text:p>42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ece78</text:p>
          </table:table-cell>
          <table:table-cell office:value-type="float" office:value="8963150" table:style-name="ce2">
            <text:p>896315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27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25" table:style-name="ce2">
            <text:p>42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d09aca</text:p>
          </table:table-cell>
          <table:table-cell office:value-type="float" office:value="8963214" table:style-name="ce2">
            <text:p>896321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28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26" table:style-name="ce2">
            <text:p>42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d09aca</text:p>
          </table:table-cell>
          <table:table-cell office:value-type="float" office:value="8963371" table:style-name="ce2">
            <text:p>896337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29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27" table:style-name="ce2">
            <text:p>42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d09aca</text:p>
          </table:table-cell>
          <table:table-cell office:value-type="float" office:value="8963402" table:style-name="ce2">
            <text:p>896340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30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28" table:style-name="ce2">
            <text:p>42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d09aca</text:p>
          </table:table-cell>
          <table:table-cell office:value-type="float" office:value="8963458" table:style-name="ce2">
            <text:p>896345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31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29" table:style-name="ce2">
            <text:p>42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d09aca</text:p>
          </table:table-cell>
          <table:table-cell office:value-type="float" office:value="8963505" table:style-name="ce2">
            <text:p>896350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32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30" table:style-name="ce2">
            <text:p>43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d09aca</text:p>
          </table:table-cell>
          <table:table-cell office:value-type="float" office:value="8963536" table:style-name="ce2">
            <text:p>896353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33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31" table:style-name="ce2">
            <text:p>43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d09aca</text:p>
          </table:table-cell>
          <table:table-cell office:value-type="float" office:value="8963578" table:style-name="ce2">
            <text:p>896357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34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32" table:style-name="ce2">
            <text:p>43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d09aca</text:p>
          </table:table-cell>
          <table:table-cell office:value-type="float" office:value="8963601" table:style-name="ce2">
            <text:p>896360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35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33" table:style-name="ce2">
            <text:p>43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d09aca</text:p>
          </table:table-cell>
          <table:table-cell office:value-type="float" office:value="8963623" table:style-name="ce2">
            <text:p>896362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36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34" table:style-name="ce2">
            <text:p>43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d09aca</text:p>
          </table:table-cell>
          <table:table-cell office:value-type="float" office:value="8963657" table:style-name="ce2">
            <text:p>896365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37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35" table:style-name="ce2">
            <text:p>43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d09aca</text:p>
          </table:table-cell>
          <table:table-cell office:value-type="float" office:value="8963857" table:style-name="ce2">
            <text:p>896385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38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36" table:style-name="ce2">
            <text:p>43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d09aca</text:p>
          </table:table-cell>
          <table:table-cell office:value-type="float" office:value="8963873" table:style-name="ce2">
            <text:p>896387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based anon.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37" table:style-name="ce2">
            <text:p>43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d09aca</text:p>
          </table:table-cell>
          <table:table-cell office:value-type="float" office:value="8963898" table:style-name="ce2">
            <text:p>896389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39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38" table:style-name="ce2">
            <text:p>438</text:p>
          </table:table-cell>
          <table:table-cell office:value-type="string" table:style-name="ce2">
            <text:p>NULL</text:p>
          </table:table-cell>
          <table:table-cell office:value-type="float" office:value="87900000000" table:style-name="ce4">
            <text:p>8.79E+10</text:p>
          </table:table-cell>
          <table:table-cell office:value-type="float" office:value="8963975" table:style-name="ce2">
            <text:p>896397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40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39" table:style-name="ce2">
            <text:p>439</text:p>
          </table:table-cell>
          <table:table-cell office:value-type="string" table:style-name="ce2">
            <text:p>NULL</text:p>
          </table:table-cell>
          <table:table-cell office:value-type="float" office:value="87900000000" table:style-name="ce4">
            <text:p>8.79E+10</text:p>
          </table:table-cell>
          <table:table-cell office:value-type="float" office:value="8963996" table:style-name="ce2">
            <text:p>896399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41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40" table:style-name="ce2">
            <text:p>440</text:p>
          </table:table-cell>
          <table:table-cell office:value-type="string" table:style-name="ce2">
            <text:p>NULL</text:p>
          </table:table-cell>
          <table:table-cell office:value-type="float" office:value="87900000000" table:style-name="ce4">
            <text:p>8.79E+10</text:p>
          </table:table-cell>
          <table:table-cell office:value-type="float" office:value="8964058" table:style-name="ce2">
            <text:p>896405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42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41" table:style-name="ce2">
            <text:p>441</text:p>
          </table:table-cell>
          <table:table-cell office:value-type="string" table:style-name="ce2">
            <text:p>NULL</text:p>
          </table:table-cell>
          <table:table-cell office:value-type="float" office:value="87900000000" table:style-name="ce4">
            <text:p>8.79E+10</text:p>
          </table:table-cell>
          <table:table-cell office:value-type="float" office:value="8964103" table:style-name="ce2">
            <text:p>896410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##OUR CREED##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42" table:style-name="ce2">
            <text:p>442</text:p>
          </table:table-cell>
          <table:table-cell office:value-type="string" table:style-name="ce2">
            <text:p>NULL</text:p>
          </table:table-cell>
          <table:table-cell office:value-type="float" office:value="87900000000" table:style-name="ce4">
            <text:p>8.79E+10</text:p>
          </table:table-cell>
          <table:table-cell office:value-type="float" office:value="8964174" table:style-name="ce2">
            <text:p>896417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43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43" table:style-name="ce2">
            <text:p>44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6ef53</text:p>
          </table:table-cell>
          <table:table-cell office:value-type="float" office:value="8964764" table:style-name="ce2">
            <text:p>896476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##OUR CREED##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44" table:style-name="ce2">
            <text:p>44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6ef53</text:p>
          </table:table-cell>
          <table:table-cell office:value-type="float" office:value="8964874" table:style-name="ce2">
            <text:p>896487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44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45" table:style-name="ce2">
            <text:p>44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6ef53</text:p>
          </table:table-cell>
          <table:table-cell office:value-type="float" office:value="8964930" table:style-name="ce2">
            <text:p>896493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45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46" table:style-name="ce2">
            <text:p>44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6ef53</text:p>
          </table:table-cell>
          <table:table-cell office:value-type="float" office:value="8964981" table:style-name="ce2">
            <text:p>896498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46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47" table:style-name="ce2">
            <text:p>44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6ef53</text:p>
          </table:table-cell>
          <table:table-cell office:value-type="float" office:value="8964997" table:style-name="ce2">
            <text:p>896499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47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48" table:style-name="ce2">
            <text:p>44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6ef53</text:p>
          </table:table-cell>
          <table:table-cell office:value-type="float" office:value="8965111" table:style-name="ce2">
            <text:p>896511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48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49" table:style-name="ce2">
            <text:p>44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6ef53</text:p>
          </table:table-cell>
          <table:table-cell office:value-type="float" office:value="8965223" table:style-name="ce2">
            <text:p>896522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49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50" table:style-name="ce2">
            <text:p>45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6ef53</text:p>
          </table:table-cell>
          <table:table-cell office:value-type="float" office:value="8965424" table:style-name="ce2">
            <text:p>896542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50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51" table:style-name="ce2">
            <text:p>45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97ce36</text:p>
          </table:table-cell>
          <table:table-cell office:value-type="float" office:value="8965487" table:style-name="ce2">
            <text:p>896548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51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52" table:style-name="ce2">
            <text:p>45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97ce36</text:p>
          </table:table-cell>
          <table:table-cell office:value-type="float" office:value="8965551" table:style-name="ce2">
            <text:p>896555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52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53" table:style-name="ce2">
            <text:p>45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97ce36</text:p>
          </table:table-cell>
          <table:table-cell office:value-type="float" office:value="8965595" table:style-name="ce2">
            <text:p>896559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53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54" table:style-name="ce2">
            <text:p>45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97ce36</text:p>
          </table:table-cell>
          <table:table-cell office:value-type="float" office:value="8965643" table:style-name="ce2">
            <text:p>896564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54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55" table:style-name="ce2">
            <text:p>45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97ce36</text:p>
          </table:table-cell>
          <table:table-cell office:value-type="float" office:value="8965705" table:style-name="ce2">
            <text:p>896570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56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56" table:style-name="ce2">
            <text:p>45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97ce36</text:p>
          </table:table-cell>
          <table:table-cell office:value-type="float" office:value="8965910" table:style-name="ce2">
            <text:p>896591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57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57" table:style-name="ce2">
            <text:p>45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97ce36</text:p>
          </table:table-cell>
          <table:table-cell office:value-type="float" office:value="8965960" table:style-name="ce2">
            <text:p>896596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58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58" table:style-name="ce2">
            <text:p>45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97ce36</text:p>
          </table:table-cell>
          <table:table-cell office:value-type="float" office:value="8965987" table:style-name="ce2">
            <text:p>896598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59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59" table:style-name="ce2">
            <text:p>45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97ce36</text:p>
          </table:table-cell>
          <table:table-cell office:value-type="float" office:value="8966031" table:style-name="ce2">
            <text:p>896603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60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60" table:style-name="ce2">
            <text:p>46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97ce36</text:p>
          </table:table-cell>
          <table:table-cell office:value-type="float" office:value="8966063" table:style-name="ce2">
            <text:p>896606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61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61" table:style-name="ce2">
            <text:p>46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97ce36</text:p>
          </table:table-cell>
          <table:table-cell office:value-type="float" office:value="8966174" table:style-name="ce2">
            <text:p>896617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62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62" table:style-name="ce2">
            <text:p>46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33d5b</text:p>
          </table:table-cell>
          <table:table-cell office:value-type="float" office:value="8966251" table:style-name="ce2">
            <text:p>896625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63.png</text:p>
          </table:table-cell>
          <table:table-cell table:number-columns-repeated="16376"/>
        </table:table-row>
        <table:table-row table:style-name="ro1">
          <table:table-cell office:value-type="date" office:date-value="2020-04-29T00:00:00" table:style-name="ce3">
            <text:p>4/29/2020</text:p>
          </table:table-cell>
          <table:table-cell office:value-type="float" office:value="463" table:style-name="ce2">
            <text:p>46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33d5b</text:p>
          </table:table-cell>
          <table:table-cell office:value-type="float" office:value="8966408" table:style-name="ce2">
            <text:p>896640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64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464" table:style-name="ce2">
            <text:p>46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33d5b</text:p>
          </table:table-cell>
          <table:table-cell office:value-type="float" office:value="8966531" table:style-name="ce2">
            <text:p>896653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65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465" table:style-name="ce2">
            <text:p>46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33d5b</text:p>
          </table:table-cell>
          <table:table-cell office:value-type="float" office:value="8966652" table:style-name="ce2">
            <text:p>896665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66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466" table:style-name="ce2">
            <text:p>46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33d5b</text:p>
          </table:table-cell>
          <table:table-cell office:value-type="float" office:value="8966726" table:style-name="ce2">
            <text:p>896672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67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467" table:style-name="ce2">
            <text:p>46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33d5b</text:p>
          </table:table-cell>
          <table:table-cell office:value-type="float" office:value="8966757" table:style-name="ce2">
            <text:p>896675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68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468" table:style-name="ce2">
            <text:p>46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33d5b</text:p>
          </table:table-cell>
          <table:table-cell office:value-type="float" office:value="8966778" table:style-name="ce2">
            <text:p>896677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69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469" table:style-name="ce2">
            <text:p>46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33d5b</text:p>
          </table:table-cell>
          <table:table-cell office:value-type="float" office:value="8966826" table:style-name="ce2">
            <text:p>896682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70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470" table:style-name="ce2">
            <text:p>47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33d5b</text:p>
          </table:table-cell>
          <table:table-cell office:value-type="float" office:value="8966875" table:style-name="ce2">
            <text:p>896687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71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471" table:style-name="ce2">
            <text:p>47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33d5b</text:p>
          </table:table-cell>
          <table:table-cell office:value-type="float" office:value="8966950" table:style-name="ce2">
            <text:p>896695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72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472" table:style-name="ce2">
            <text:p>47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33d5b</text:p>
          </table:table-cell>
          <table:table-cell office:value-type="float" office:value="8966964" table:style-name="ce2">
            <text:p>896696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73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473" table:style-name="ce2">
            <text:p>47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bdb44</text:p>
          </table:table-cell>
          <table:table-cell office:value-type="float" office:value="8967771" table:style-name="ce2">
            <text:p>896777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74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474" table:style-name="ce2">
            <text:p>47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bdb44</text:p>
          </table:table-cell>
          <table:table-cell office:value-type="float" office:value="8967817" table:style-name="ce2">
            <text:p>896781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75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475" table:style-name="ce2">
            <text:p>47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bdb44</text:p>
          </table:table-cell>
          <table:table-cell office:value-type="float" office:value="8967983" table:style-name="ce2">
            <text:p>896798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76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476" table:style-name="ce2">
            <text:p>47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bdb44</text:p>
          </table:table-cell>
          <table:table-cell office:value-type="float" office:value="8968189" table:style-name="ce2">
            <text:p>896818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77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477" table:style-name="ce2">
            <text:p>47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bdb44</text:p>
          </table:table-cell>
          <table:table-cell office:value-type="float" office:value="8968275" table:style-name="ce2">
            <text:p>896827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Thank you BAKERS!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478" table:style-name="ce2">
            <text:p>47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bdb44</text:p>
          </table:table-cell>
          <table:table-cell office:value-type="float" office:value="8968406" table:style-name="ce2">
            <text:p>896840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Would BE a Shame.<text:s/>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479" table:style-name="ce2">
            <text:p>47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ff19e1</text:p>
          </table:table-cell>
          <table:table-cell office:value-type="float" office:value="8968565" table:style-name="ce2">
            <text:p>896856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78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480" table:style-name="ce2">
            <text:p>48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ff19e1</text:p>
          </table:table-cell>
          <table:table-cell office:value-type="float" office:value="8968692" table:style-name="ce2">
            <text:p>896869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79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481" table:style-name="ce2">
            <text:p>48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ff19e1</text:p>
          </table:table-cell>
          <table:table-cell office:value-type="float" office:value="8968728" table:style-name="ce2">
            <text:p>896872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80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482" table:style-name="ce2">
            <text:p>48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ff19e1</text:p>
          </table:table-cell>
          <table:table-cell office:value-type="float" office:value="8968858" table:style-name="ce2">
            <text:p>896885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81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483" table:style-name="ce2">
            <text:p>48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ff19e1</text:p>
          </table:table-cell>
          <table:table-cell office:value-type="float" office:value="8968896" table:style-name="ce2">
            <text:p>896889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82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484" table:style-name="ce2">
            <text:p>48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ff19e1</text:p>
          </table:table-cell>
          <table:table-cell office:value-type="float" office:value="8968974" table:style-name="ce2">
            <text:p>896897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83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485" table:style-name="ce2">
            <text:p>48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ff19e1</text:p>
          </table:table-cell>
          <table:table-cell office:value-type="float" office:value="8968995" table:style-name="ce2">
            <text:p>896899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84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486" table:style-name="ce2">
            <text:p>48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ff19e1</text:p>
          </table:table-cell>
          <table:table-cell office:value-type="float" office:value="8969045" table:style-name="ce2">
            <text:p>896904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85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487" table:style-name="ce2">
            <text:p>48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ff19e1</text:p>
          </table:table-cell>
          <table:table-cell office:value-type="float" office:value="8969117" table:style-name="ce2">
            <text:p>896911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86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488" table:style-name="ce2">
            <text:p>48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ff19e1</text:p>
          </table:table-cell>
          <table:table-cell office:value-type="float" office:value="8969140" table:style-name="ce2">
            <text:p>896914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87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489" table:style-name="ce2">
            <text:p>48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ff19e1</text:p>
          </table:table-cell>
          <table:table-cell office:value-type="float" office:value="8969149" table:style-name="ce2">
            <text:p>896914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88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490" table:style-name="ce2">
            <text:p>49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ff19e1</text:p>
          </table:table-cell>
          <table:table-cell office:value-type="float" office:value="8969292" table:style-name="ce2">
            <text:p>896929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89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491" table:style-name="ce2">
            <text:p>49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12fb</text:p>
          </table:table-cell>
          <table:table-cell office:value-type="float" office:value="8969328" table:style-name="ce2">
            <text:p>896932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90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492" table:style-name="ce2">
            <text:p>49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a12fb</text:p>
          </table:table-cell>
          <table:table-cell office:value-type="float" office:value="8969339" table:style-name="ce2">
            <text:p>896933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91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493" table:style-name="ce2">
            <text:p>49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a12fb</text:p>
          </table:table-cell>
          <table:table-cell office:value-type="float" office:value="8969390" table:style-name="ce2">
            <text:p>896939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92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494" table:style-name="ce2">
            <text:p>49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a12fb</text:p>
          </table:table-cell>
          <table:table-cell office:value-type="float" office:value="8969486" table:style-name="ce2">
            <text:p>896948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93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495" table:style-name="ce2">
            <text:p>49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a12fb</text:p>
          </table:table-cell>
          <table:table-cell office:value-type="float" office:value="8969538" table:style-name="ce2">
            <text:p>896953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94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496" table:style-name="ce2">
            <text:p>49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a12fb</text:p>
          </table:table-cell>
          <table:table-cell office:value-type="float" office:value="8969665" table:style-name="ce2">
            <text:p>896966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95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497" table:style-name="ce2">
            <text:p>49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a12fb</text:p>
          </table:table-cell>
          <table:table-cell office:value-type="float" office:value="8969703" table:style-name="ce2">
            <text:p>896970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96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498" table:style-name="ce2">
            <text:p>49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a12fb</text:p>
          </table:table-cell>
          <table:table-cell office:value-type="float" office:value="8969730" table:style-name="ce2">
            <text:p>896973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97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499" table:style-name="ce2">
            <text:p>49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a12fb</text:p>
          </table:table-cell>
          <table:table-cell office:value-type="float" office:value="8969744" table:style-name="ce2">
            <text:p>896974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98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a12fb</text:p>
          </table:table-cell>
          <table:table-cell office:value-type="float" office:value="8969763" table:style-name="ce2">
            <text:p>896976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499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01" table:style-name="ce2">
            <text:p>50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a12fb</text:p>
          </table:table-cell>
          <table:table-cell office:value-type="float" office:value="8969773" table:style-name="ce2">
            <text:p>896977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00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02" table:style-name="ce2">
            <text:p>50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a12fb</text:p>
          </table:table-cell>
          <table:table-cell office:value-type="float" office:value="8969819" table:style-name="ce2">
            <text:p>896981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01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03" table:style-name="ce2">
            <text:p>50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a12fb</text:p>
          </table:table-cell>
          <table:table-cell office:value-type="float" office:value="8969860" table:style-name="ce2">
            <text:p>896986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02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04" table:style-name="ce2">
            <text:p>50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a12fb</text:p>
          </table:table-cell>
          <table:table-cell office:value-type="float" office:value="8969879" table:style-name="ce2">
            <text:p>896987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03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05" table:style-name="ce2">
            <text:p>50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a12fb</text:p>
          </table:table-cell>
          <table:table-cell office:value-type="float" office:value="8969892" table:style-name="ce2">
            <text:p>896989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04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06" table:style-name="ce2">
            <text:p>50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a12fb</text:p>
          </table:table-cell>
          <table:table-cell office:value-type="float" office:value="8969916" table:style-name="ce2">
            <text:p>896991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05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07" table:style-name="ce2">
            <text:p>50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a12fb</text:p>
          </table:table-cell>
          <table:table-cell office:value-type="float" office:value="8969923" table:style-name="ce2">
            <text:p>896992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ThanQ. Fren. Love it.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08" table:style-name="ce2">
            <text:p>50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a12fb</text:p>
          </table:table-cell>
          <table:table-cell office:value-type="float" office:value="8969930" table:style-name="ce2">
            <text:p>896993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Dont think I can stay for another Bread.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09" table:style-name="ce2">
            <text:p>50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a12fb</text:p>
          </table:table-cell>
          <table:table-cell office:value-type="float" office:value="8969953" table:style-name="ce2">
            <text:p>896995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06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10" table:style-name="ce2">
            <text:p>51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a12fb</text:p>
          </table:table-cell>
          <table:table-cell office:value-type="float" office:value="8969963" table:style-name="ce2">
            <text:p>896996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07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11" table:style-name="ce2">
            <text:p>51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a12fb</text:p>
          </table:table-cell>
          <table:table-cell office:value-type="float" office:value="8969975" table:style-name="ce2">
            <text:p>896997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Yes Anon.<text:s/>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12" table:style-name="ce2">
            <text:p>51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a12fb</text:p>
          </table:table-cell>
          <table:table-cell office:value-type="float" office:value="8969988" table:style-name="ce2">
            <text:p>896998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08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13" table:style-name="ce2">
            <text:p>51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a12fb</text:p>
          </table:table-cell>
          <table:table-cell office:value-type="float" office:value="8969992" table:style-name="ce2">
            <text:p>896999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09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14" table:style-name="ce2">
            <text:p>51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b2721</text:p>
          </table:table-cell>
          <table:table-cell office:value-type="float" office:value="8972553" table:style-name="ce2">
            <text:p>897255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10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15" table:style-name="ce2">
            <text:p>51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b2721</text:p>
          </table:table-cell>
          <table:table-cell office:value-type="float" office:value="8972643" table:style-name="ce2">
            <text:p>897264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11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16" table:style-name="ce2">
            <text:p>51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b2721</text:p>
          </table:table-cell>
          <table:table-cell office:value-type="float" office:value="8972759" table:style-name="ce2">
            <text:p>897275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12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17" table:style-name="ce2">
            <text:p>51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b2721</text:p>
          </table:table-cell>
          <table:table-cell office:value-type="float" office:value="8972804" table:style-name="ce2">
            <text:p>897280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13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18" table:style-name="ce2">
            <text:p>51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b2721</text:p>
          </table:table-cell>
          <table:table-cell office:value-type="float" office:value="8972820" table:style-name="ce2">
            <text:p>897282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14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19" table:style-name="ce2">
            <text:p>51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b2721</text:p>
          </table:table-cell>
          <table:table-cell office:value-type="float" office:value="8972848" table:style-name="ce2">
            <text:p>897284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16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20" table:style-name="ce2">
            <text:p>52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b2721</text:p>
          </table:table-cell>
          <table:table-cell office:value-type="float" office:value="8972925" table:style-name="ce2">
            <text:p>897292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17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21" table:style-name="ce2">
            <text:p>52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b2721</text:p>
          </table:table-cell>
          <table:table-cell office:value-type="float" office:value="8972954" table:style-name="ce2">
            <text:p>897295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18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22" table:style-name="ce2">
            <text:p>52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b2721</text:p>
          </table:table-cell>
          <table:table-cell office:value-type="float" office:value="8972965" table:style-name="ce2">
            <text:p>897296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19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23" table:style-name="ce2">
            <text:p>52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b2721</text:p>
          </table:table-cell>
          <table:table-cell office:value-type="float" office:value="8972989" table:style-name="ce2">
            <text:p>897298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20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24" table:style-name="ce2">
            <text:p>52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b2721</text:p>
          </table:table-cell>
          <table:table-cell office:value-type="float" office:value="8973010" table:style-name="ce2">
            <text:p>897301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21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25" table:style-name="ce2">
            <text:p>52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b2721</text:p>
          </table:table-cell>
          <table:table-cell office:value-type="float" office:value="8973035" table:style-name="ce2">
            <text:p>897303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22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26" table:style-name="ce2">
            <text:p>52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b2721</text:p>
          </table:table-cell>
          <table:table-cell office:value-type="float" office:value="8973063" table:style-name="ce2">
            <text:p>897306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23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27" table:style-name="ce2">
            <text:p>52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d3f69</text:p>
          </table:table-cell>
          <table:table-cell office:value-type="float" office:value="8973159" table:style-name="ce2">
            <text:p>897315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24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28" table:style-name="ce2">
            <text:p>52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d3f69</text:p>
          </table:table-cell>
          <table:table-cell office:value-type="float" office:value="8973226" table:style-name="ce2">
            <text:p>897322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25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29" table:style-name="ce2">
            <text:p>52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d3f69</text:p>
          </table:table-cell>
          <table:table-cell office:value-type="float" office:value="8973269" table:style-name="ce2">
            <text:p>897326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26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30" table:style-name="ce2">
            <text:p>53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d3f69</text:p>
          </table:table-cell>
          <table:table-cell office:value-type="float" office:value="8973324" table:style-name="ce2">
            <text:p>897332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27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31" table:style-name="ce2">
            <text:p>53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d3f69</text:p>
          </table:table-cell>
          <table:table-cell office:value-type="float" office:value="8973359" table:style-name="ce2">
            <text:p>897335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28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32" table:style-name="ce2">
            <text:p>53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d3f69</text:p>
          </table:table-cell>
          <table:table-cell office:value-type="float" office:value="8973402" table:style-name="ce2">
            <text:p>897340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29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33" table:style-name="ce2">
            <text:p>53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d3f69</text:p>
          </table:table-cell>
          <table:table-cell office:value-type="float" office:value="8973443" table:style-name="ce2">
            <text:p>897344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o7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34" table:style-name="ce2">
            <text:p>53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d3f69</text:p>
          </table:table-cell>
          <table:table-cell office:value-type="float" office:value="8973463" table:style-name="ce2">
            <text:p>897346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30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35" table:style-name="ce2">
            <text:p>53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d3f69</text:p>
          </table:table-cell>
          <table:table-cell office:value-type="float" office:value="8973503" table:style-name="ce2">
            <text:p>897350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31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36" table:style-name="ce2">
            <text:p>53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d3f69</text:p>
          </table:table-cell>
          <table:table-cell office:value-type="float" office:value="8973527" table:style-name="ce2">
            <text:p>897352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32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37" table:style-name="ce2">
            <text:p>53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d3f69</text:p>
          </table:table-cell>
          <table:table-cell office:value-type="float" office:value="8973548" table:style-name="ce2">
            <text:p>897354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33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38" table:style-name="ce2">
            <text:p>53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d3f69</text:p>
          </table:table-cell>
          <table:table-cell office:value-type="float" office:value="8973578" table:style-name="ce2">
            <text:p>897357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34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39" table:style-name="ce2">
            <text:p>53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d3f69</text:p>
          </table:table-cell>
          <table:table-cell office:value-type="float" office:value="8973724" table:style-name="ce2">
            <text:p>897372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35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40" table:style-name="ce2">
            <text:p>54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d3f69</text:p>
          </table:table-cell>
          <table:table-cell office:value-type="float" office:value="8973733" table:style-name="ce2">
            <text:p>897373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36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41" table:style-name="ce2">
            <text:p>54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d3f69</text:p>
          </table:table-cell>
          <table:table-cell office:value-type="float" office:value="8973801" table:style-name="ce2">
            <text:p>897380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37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42" table:style-name="ce2">
            <text:p>54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d3f69</text:p>
          </table:table-cell>
          <table:table-cell office:value-type="float" office:value="8973811" table:style-name="ce2">
            <text:p>897381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38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43" table:style-name="ce2">
            <text:p>54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d3f69</text:p>
          </table:table-cell>
          <table:table-cell office:value-type="float" office:value="8973843" table:style-name="ce2">
            <text:p>897384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39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44" table:style-name="ce2">
            <text:p>54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d3f69</text:p>
          </table:table-cell>
          <table:table-cell office:value-type="float" office:value="8973860" table:style-name="ce2">
            <text:p>897386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40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45" table:style-name="ce2">
            <text:p>54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d3f69</text:p>
          </table:table-cell>
          <table:table-cell office:value-type="float" office:value="8973885" table:style-name="ce2">
            <text:p>897388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Morning Fren. Any new Patch memes for your Patchfag?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46" table:style-name="ce2">
            <text:p>54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d3f69</text:p>
          </table:table-cell>
          <table:table-cell office:value-type="float" office:value="8973909" table:style-name="ce2">
            <text:p>897390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Stick with the fights (you) can win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47" table:style-name="ce2">
            <text:p>547</text:p>
          </table:table-cell>
          <table:table-cell office:value-type="string" table:style-name="ce2">
            <text:p>NULL</text:p>
          </table:table-cell>
          <table:table-cell office:value-type="float" office:value="192548" table:style-name="ce2">
            <text:p>192548</text:p>
          </table:table-cell>
          <table:table-cell office:value-type="float" office:value="8973952" table:style-name="ce2">
            <text:p>897395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Sorry AdminAnon, Cant work on Muh Joo / Other shill bots. Ron Changed things. He is looking into new solutions. Will update you if he can<text:s/>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48" table:style-name="ce2">
            <text:p>548</text:p>
          </table:table-cell>
          <table:table-cell office:value-type="string" table:style-name="ce2">
            <text:p>NULL</text:p>
          </table:table-cell>
          <table:table-cell office:value-type="float" office:value="192548" table:style-name="ce2">
            <text:p>192548</text:p>
          </table:table-cell>
          <table:table-cell office:value-type="float" office:value="8973975" table:style-name="ce2">
            <text:p>897397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41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49" table:style-name="ce2">
            <text:p>549</text:p>
          </table:table-cell>
          <table:table-cell office:value-type="string" table:style-name="ce2">
            <text:p>NULL</text:p>
          </table:table-cell>
          <table:table-cell office:value-type="float" office:value="192548" table:style-name="ce2">
            <text:p>192548</text:p>
          </table:table-cell>
          <table:table-cell office:value-type="float" office:value="8974014" table:style-name="ce2">
            <text:p>897401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42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50" table:style-name="ce2">
            <text:p>550</text:p>
          </table:table-cell>
          <table:table-cell office:value-type="string" table:style-name="ce2">
            <text:p>NULL</text:p>
          </table:table-cell>
          <table:table-cell office:value-type="float" office:value="192548" table:style-name="ce2">
            <text:p>192548</text:p>
          </table:table-cell>
          <table:table-cell office:value-type="float" office:value="8974046" table:style-name="ce2">
            <text:p>897404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&lt;3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51" table:style-name="ce2">
            <text:p>551</text:p>
          </table:table-cell>
          <table:table-cell office:value-type="string" table:style-name="ce2">
            <text:p>NULL</text:p>
          </table:table-cell>
          <table:table-cell office:value-type="float" office:value="192548" table:style-name="ce2">
            <text:p>192548</text:p>
          </table:table-cell>
          <table:table-cell office:value-type="float" office:value="8974121" table:style-name="ce2">
            <text:p>897412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43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52" table:style-name="ce2">
            <text:p>552</text:p>
          </table:table-cell>
          <table:table-cell office:value-type="string" table:style-name="ce2">
            <text:p>NULL</text:p>
          </table:table-cell>
          <table:table-cell office:value-type="float" office:value="192548" table:style-name="ce2">
            <text:p>192548</text:p>
          </table:table-cell>
          <table:table-cell office:value-type="float" office:value="8974141" table:style-name="ce2">
            <text:p>897414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44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53" table:style-name="ce2">
            <text:p>553</text:p>
          </table:table-cell>
          <table:table-cell office:value-type="string" table:style-name="ce2">
            <text:p>NULL</text:p>
          </table:table-cell>
          <table:table-cell office:value-type="float" office:value="192548" table:style-name="ce2">
            <text:p>192548</text:p>
          </table:table-cell>
          <table:table-cell office:value-type="float" office:value="8974156" table:style-name="ce2">
            <text:p>897415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45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54" table:style-name="ce2">
            <text:p>554</text:p>
          </table:table-cell>
          <table:table-cell office:value-type="string" table:style-name="ce2">
            <text:p>NULL</text:p>
          </table:table-cell>
          <table:table-cell office:value-type="float" office:value="192548" table:style-name="ce2">
            <text:p>192548</text:p>
          </table:table-cell>
          <table:table-cell office:value-type="float" office:value="8974171" table:style-name="ce2">
            <text:p>897417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46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55" table:style-name="ce2">
            <text:p>555</text:p>
          </table:table-cell>
          <table:table-cell office:value-type="string" table:style-name="ce2">
            <text:p>NULL</text:p>
          </table:table-cell>
          <table:table-cell office:value-type="float" office:value="192548" table:style-name="ce2">
            <text:p>192548</text:p>
          </table:table-cell>
          <table:table-cell office:value-type="float" office:value="8974192" table:style-name="ce2">
            <text:p>897419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47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56" table:style-name="ce2">
            <text:p>556</text:p>
          </table:table-cell>
          <table:table-cell office:value-type="string" table:style-name="ce2">
            <text:p>NULL</text:p>
          </table:table-cell>
          <table:table-cell office:value-type="float" office:value="192548" table:style-name="ce2">
            <text:p>192548</text:p>
          </table:table-cell>
          <table:table-cell office:value-type="float" office:value="8974241" table:style-name="ce2">
            <text:p>897424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48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57" table:style-name="ce2">
            <text:p>557</text:p>
          </table:table-cell>
          <table:table-cell office:value-type="string" table:style-name="ce2">
            <text:p>NULL</text:p>
          </table:table-cell>
          <table:table-cell office:value-type="float" office:value="192548" table:style-name="ce2">
            <text:p>192548</text:p>
          </table:table-cell>
          <table:table-cell office:value-type="float" office:value="8974261" table:style-name="ce2">
            <text:p>897426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49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58" table:style-name="ce2">
            <text:p>558</text:p>
          </table:table-cell>
          <table:table-cell office:value-type="string" table:style-name="ce2">
            <text:p>NULL</text:p>
          </table:table-cell>
          <table:table-cell office:value-type="float" office:value="192548" table:style-name="ce2">
            <text:p>192548</text:p>
          </table:table-cell>
          <table:table-cell office:value-type="float" office:value="8974297" table:style-name="ce2">
            <text:p>897429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50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59" table:style-name="ce2">
            <text:p>559</text:p>
          </table:table-cell>
          <table:table-cell office:value-type="string" table:style-name="ce2">
            <text:p>NULL</text:p>
          </table:table-cell>
          <table:table-cell office:value-type="float" office:value="192548" table:style-name="ce2">
            <text:p>192548</text:p>
          </table:table-cell>
          <table:table-cell office:value-type="float" office:value="8974317" table:style-name="ce2">
            <text:p>897431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51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60" table:style-name="ce2">
            <text:p>560</text:p>
          </table:table-cell>
          <table:table-cell office:value-type="string" table:style-name="ce2">
            <text:p>NULL</text:p>
          </table:table-cell>
          <table:table-cell office:value-type="float" office:value="192548" table:style-name="ce2">
            <text:p>192548</text:p>
          </table:table-cell>
          <table:table-cell office:value-type="float" office:value="8974334" table:style-name="ce2">
            <text:p>897433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52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61" table:style-name="ce2">
            <text:p>561</text:p>
          </table:table-cell>
          <table:table-cell office:value-type="string" table:style-name="ce2">
            <text:p>NULL</text:p>
          </table:table-cell>
          <table:table-cell office:value-type="float" office:value="192548" table:style-name="ce2">
            <text:p>192548</text:p>
          </table:table-cell>
          <table:table-cell office:value-type="float" office:value="8974355" table:style-name="ce2">
            <text:p>897435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53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62" table:style-name="ce2">
            <text:p>562</text:p>
          </table:table-cell>
          <table:table-cell office:value-type="string" table:style-name="ce2">
            <text:p>NULL</text:p>
          </table:table-cell>
          <table:table-cell office:value-type="float" office:value="192548" table:style-name="ce2">
            <text:p>192548</text:p>
          </table:table-cell>
          <table:table-cell office:value-type="float" office:value="8974397" table:style-name="ce2">
            <text:p>897439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54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63" table:style-name="ce2">
            <text:p>563</text:p>
          </table:table-cell>
          <table:table-cell office:value-type="string" table:style-name="ce2">
            <text:p>NULL</text:p>
          </table:table-cell>
          <table:table-cell office:value-type="float" office:value="192548" table:style-name="ce2">
            <text:p>192548</text:p>
          </table:table-cell>
          <table:table-cell office:value-type="float" office:value="8974419" table:style-name="ce2">
            <text:p>897441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55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64" table:style-name="ce2">
            <text:p>564</text:p>
          </table:table-cell>
          <table:table-cell office:value-type="string" table:style-name="ce2">
            <text:p>NULL</text:p>
          </table:table-cell>
          <table:table-cell office:value-type="float" office:value="192548" table:style-name="ce2">
            <text:p>192548</text:p>
          </table:table-cell>
          <table:table-cell office:value-type="float" office:value="8974446" table:style-name="ce2">
            <text:p>897444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56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65" table:style-name="ce2">
            <text:p>565</text:p>
          </table:table-cell>
          <table:table-cell office:value-type="string" table:style-name="ce2">
            <text:p>NULL</text:p>
          </table:table-cell>
          <table:table-cell office:value-type="float" office:value="192548" table:style-name="ce2">
            <text:p>192548</text:p>
          </table:table-cell>
          <table:table-cell office:value-type="float" office:value="8974468" table:style-name="ce2">
            <text:p>897446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57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66" table:style-name="ce2">
            <text:p>566</text:p>
          </table:table-cell>
          <table:table-cell office:value-type="string" table:style-name="ce2">
            <text:p>NULL</text:p>
          </table:table-cell>
          <table:table-cell office:value-type="float" office:value="192548" table:style-name="ce2">
            <text:p>192548</text:p>
          </table:table-cell>
          <table:table-cell office:value-type="float" office:value="8974530" table:style-name="ce2">
            <text:p>897453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58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67" table:style-name="ce2">
            <text:p>567</text:p>
          </table:table-cell>
          <table:table-cell office:value-type="string" table:style-name="ce2">
            <text:p>NULL</text:p>
          </table:table-cell>
          <table:table-cell office:value-type="float" office:value="192548" table:style-name="ce2">
            <text:p>192548</text:p>
          </table:table-cell>
          <table:table-cell office:value-type="float" office:value="8974646" table:style-name="ce2">
            <text:p>897464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59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68" table:style-name="ce2">
            <text:p>56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77da1</text:p>
          </table:table-cell>
          <table:table-cell office:value-type="float" office:value="8974707" table:style-name="ce2">
            <text:p>897470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60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69" table:style-name="ce2">
            <text:p>56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77da1</text:p>
          </table:table-cell>
          <table:table-cell office:value-type="float" office:value="8974742" table:style-name="ce2">
            <text:p>897474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61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70" table:style-name="ce2">
            <text:p>57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77da1</text:p>
          </table:table-cell>
          <table:table-cell office:value-type="float" office:value="8974791" table:style-name="ce2">
            <text:p>897479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62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71" table:style-name="ce2">
            <text:p>57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77da1</text:p>
          </table:table-cell>
          <table:table-cell office:value-type="float" office:value="8974810" table:style-name="ce2">
            <text:p>897481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63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72" table:style-name="ce2">
            <text:p>57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77da1</text:p>
          </table:table-cell>
          <table:table-cell office:value-type="float" office:value="8974855" table:style-name="ce2">
            <text:p>897485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64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73" table:style-name="ce2">
            <text:p>57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77da1</text:p>
          </table:table-cell>
          <table:table-cell office:value-type="float" office:value="8974898" table:style-name="ce2">
            <text:p>897489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 gave you an updated one the other day.<text:s/>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74" table:style-name="ce2">
            <text:p>57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77da1</text:p>
          </table:table-cell>
          <table:table-cell office:value-type="float" office:value="8974934" table:style-name="ce2">
            <text:p>897493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65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75" table:style-name="ce2">
            <text:p>57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77da1</text:p>
          </table:table-cell>
          <table:table-cell office:value-type="float" office:value="8974997" table:style-name="ce2">
            <text:p>897499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66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76" table:style-name="ce2">
            <text:p>57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77da1</text:p>
          </table:table-cell>
          <table:table-cell office:value-type="float" office:value="8975013" table:style-name="ce2">
            <text:p>897501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67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77" table:style-name="ce2">
            <text:p>57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77da1</text:p>
          </table:table-cell>
          <table:table-cell office:value-type="float" office:value="8975063" table:style-name="ce2">
            <text:p>897506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68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78" table:style-name="ce2">
            <text:p>57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77da1</text:p>
          </table:table-cell>
          <table:table-cell office:value-type="float" office:value="8975121" table:style-name="ce2">
            <text:p>897512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69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79" table:style-name="ce2">
            <text:p>57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77da1</text:p>
          </table:table-cell>
          <table:table-cell office:value-type="float" office:value="8975192" table:style-name="ce2">
            <text:p>897519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70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80" table:style-name="ce2">
            <text:p>58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77da1</text:p>
          </table:table-cell>
          <table:table-cell office:value-type="float" office:value="8975283" table:style-name="ce2">
            <text:p>897528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71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81" table:style-name="ce2">
            <text:p>58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77da1</text:p>
          </table:table-cell>
          <table:table-cell office:value-type="float" office:value="8975297" table:style-name="ce2">
            <text:p>897529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72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82" table:style-name="ce2">
            <text:p>58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77da1</text:p>
          </table:table-cell>
          <table:table-cell office:value-type="float" office:value="8975323" table:style-name="ce2">
            <text:p>897532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73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83" table:style-name="ce2">
            <text:p>58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077da1</text:p>
          </table:table-cell>
          <table:table-cell office:value-type="float" office:value="8975353" table:style-name="ce2">
            <text:p>897535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74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84" table:style-name="ce2">
            <text:p>584</text:p>
          </table:table-cell>
          <table:table-cell office:value-type="string" table:style-name="ce2">
            <text:p>NULL</text:p>
          </table:table-cell>
          <table:table-cell office:value-type="float" office:value="520821" table:style-name="ce2">
            <text:p>520821</text:p>
          </table:table-cell>
          <table:table-cell office:value-type="float" office:value="8975431" table:style-name="ce2">
            <text:p>897543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75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85" table:style-name="ce2">
            <text:p>585</text:p>
          </table:table-cell>
          <table:table-cell office:value-type="string" table:style-name="ce2">
            <text:p>NULL</text:p>
          </table:table-cell>
          <table:table-cell office:value-type="float" office:value="520821" table:style-name="ce2">
            <text:p>520821</text:p>
          </table:table-cell>
          <table:table-cell office:value-type="float" office:value="8975470" table:style-name="ce2">
            <text:p>897547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76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86" table:style-name="ce2">
            <text:p>586</text:p>
          </table:table-cell>
          <table:table-cell office:value-type="string" table:style-name="ce2">
            <text:p>NULL</text:p>
          </table:table-cell>
          <table:table-cell office:value-type="float" office:value="520821" table:style-name="ce2">
            <text:p>520821</text:p>
          </table:table-cell>
          <table:table-cell office:value-type="float" office:value="8975499" table:style-name="ce2">
            <text:p>897549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77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87" table:style-name="ce2">
            <text:p>587</text:p>
          </table:table-cell>
          <table:table-cell office:value-type="string" table:style-name="ce2">
            <text:p>NULL</text:p>
          </table:table-cell>
          <table:table-cell office:value-type="float" office:value="520821" table:style-name="ce2">
            <text:p>520821</text:p>
          </table:table-cell>
          <table:table-cell office:value-type="float" office:value="8975519" table:style-name="ce2">
            <text:p>897551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78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88" table:style-name="ce2">
            <text:p>588</text:p>
          </table:table-cell>
          <table:table-cell office:value-type="string" table:style-name="ce2">
            <text:p>NULL</text:p>
          </table:table-cell>
          <table:table-cell office:value-type="float" office:value="520821" table:style-name="ce2">
            <text:p>520821</text:p>
          </table:table-cell>
          <table:table-cell office:value-type="float" office:value="8975678" table:style-name="ce2">
            <text:p>897567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79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89" table:style-name="ce2">
            <text:p>589</text:p>
          </table:table-cell>
          <table:table-cell office:value-type="string" table:style-name="ce2">
            <text:p>NULL</text:p>
          </table:table-cell>
          <table:table-cell office:value-type="float" office:value="520821" table:style-name="ce2">
            <text:p>520821</text:p>
          </table:table-cell>
          <table:table-cell office:value-type="float" office:value="8975851" table:style-name="ce2">
            <text:p>897585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80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90" table:style-name="ce2">
            <text:p>590</text:p>
          </table:table-cell>
          <table:table-cell office:value-type="string" table:style-name="ce2">
            <text:p>NULL</text:p>
          </table:table-cell>
          <table:table-cell office:value-type="float" office:value="520821" table:style-name="ce2">
            <text:p>520821</text:p>
          </table:table-cell>
          <table:table-cell office:value-type="float" office:value="8976035" table:style-name="ce2">
            <text:p>897603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81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91" table:style-name="ce2">
            <text:p>591</text:p>
          </table:table-cell>
          <table:table-cell office:value-type="string" table:style-name="ce2">
            <text:p>NULL</text:p>
          </table:table-cell>
          <table:table-cell office:value-type="float" office:value="520821" table:style-name="ce2">
            <text:p>520821</text:p>
          </table:table-cell>
          <table:table-cell office:value-type="float" office:value="8976051" table:style-name="ce2">
            <text:p>897605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82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92" table:style-name="ce2">
            <text:p>592</text:p>
          </table:table-cell>
          <table:table-cell office:value-type="string" table:style-name="ce2">
            <text:p>NULL</text:p>
          </table:table-cell>
          <table:table-cell office:value-type="float" office:value="520821" table:style-name="ce2">
            <text:p>520821</text:p>
          </table:table-cell>
          <table:table-cell office:value-type="float" office:value="8976110" table:style-name="ce2">
            <text:p>897611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83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93" table:style-name="ce2">
            <text:p>59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ecb6b7</text:p>
          </table:table-cell>
          <table:table-cell office:value-type="float" office:value="8976221" table:style-name="ce2">
            <text:p>897622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84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94" table:style-name="ce2">
            <text:p>59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ecb6b7</text:p>
          </table:table-cell>
          <table:table-cell office:value-type="float" office:value="8976290" table:style-name="ce2">
            <text:p>897629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85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95" table:style-name="ce2">
            <text:p>59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ecb6b7</text:p>
          </table:table-cell>
          <table:table-cell office:value-type="float" office:value="8976336" table:style-name="ce2">
            <text:p>897633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86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96" table:style-name="ce2">
            <text:p>59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de935</text:p>
          </table:table-cell>
          <table:table-cell office:value-type="float" office:value="8977558" table:style-name="ce2">
            <text:p>897755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87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97" table:style-name="ce2">
            <text:p>59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de935</text:p>
          </table:table-cell>
          <table:table-cell office:value-type="float" office:value="8977623" table:style-name="ce2">
            <text:p>897762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88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98" table:style-name="ce2">
            <text:p>598</text:p>
          </table:table-cell>
          <table:table-cell office:value-type="string" table:style-name="ce2">
            <text:p>NULL</text:p>
          </table:table-cell>
          <table:table-cell office:value-type="float" office:value="109468" table:style-name="ce2">
            <text:p>109468</text:p>
          </table:table-cell>
          <table:table-cell office:value-type="float" office:value="8977806" table:style-name="ce2">
            <text:p>897780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89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599" table:style-name="ce2">
            <text:p>599</text:p>
          </table:table-cell>
          <table:table-cell office:value-type="string" table:style-name="ce2">
            <text:p>NULL</text:p>
          </table:table-cell>
          <table:table-cell office:value-type="float" office:value="109468" table:style-name="ce2">
            <text:p>109468</text:p>
          </table:table-cell>
          <table:table-cell office:value-type="float" office:value="8978039" table:style-name="ce2">
            <text:p>897803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90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600" table:style-name="ce2">
            <text:p>600</text:p>
          </table:table-cell>
          <table:table-cell office:value-type="string" table:style-name="ce2">
            <text:p>NULL</text:p>
          </table:table-cell>
          <table:table-cell office:value-type="float" office:value="109468" table:style-name="ce2">
            <text:p>109468</text:p>
          </table:table-cell>
          <table:table-cell office:value-type="float" office:value="8978204" table:style-name="ce2">
            <text:p>897820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What do all you Patiriots Think About the newest Q[l]ues.<text:s/>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601" table:style-name="ce2">
            <text:p>601</text:p>
          </table:table-cell>
          <table:table-cell office:value-type="string" table:style-name="ce2">
            <text:p>NULL</text:p>
          </table:table-cell>
          <table:table-cell office:value-type="float" office:value="109468" table:style-name="ce2">
            <text:p>109468</text:p>
          </table:table-cell>
          <table:table-cell office:value-type="float" office:value="8978417" table:style-name="ce2">
            <text:p>897841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91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602" table:style-name="ce2">
            <text:p>602</text:p>
          </table:table-cell>
          <table:table-cell office:value-type="string" table:style-name="ce2">
            <text:p>NULL</text:p>
          </table:table-cell>
          <table:table-cell office:value-type="float" office:value="109468" table:style-name="ce2">
            <text:p>109468</text:p>
          </table:table-cell>
          <table:table-cell office:value-type="float" office:value="8978572" table:style-name="ce2">
            <text:p>897857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92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603" table:style-name="ce2">
            <text:p>60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83f133</text:p>
          </table:table-cell>
          <table:table-cell office:value-type="float" office:value="8978768" table:style-name="ce2">
            <text:p>897876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93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604" table:style-name="ce2">
            <text:p>60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83f133</text:p>
          </table:table-cell>
          <table:table-cell office:value-type="float" office:value="8979074" table:style-name="ce2">
            <text:p>897907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94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605" table:style-name="ce2">
            <text:p>60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83f133</text:p>
          </table:table-cell>
          <table:table-cell office:value-type="float" office:value="8979667" table:style-name="ce2">
            <text:p>897966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96.png</text:p>
          </table:table-cell>
          <table:table-cell table:number-columns-repeated="16376"/>
        </table:table-row>
        <table:table-row table:style-name="ro1">
          <table:table-cell office:value-type="date" office:date-value="2020-04-30T00:00:00" table:style-name="ce3">
            <text:p>4/30/2020</text:p>
          </table:table-cell>
          <table:table-cell office:value-type="float" office:value="606" table:style-name="ce2">
            <text:p>60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83f133</text:p>
          </table:table-cell>
          <table:table-cell office:value-type="float" office:value="8979750" table:style-name="ce2">
            <text:p>897975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97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07" table:style-name="ce2">
            <text:p>60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83f133</text:p>
          </table:table-cell>
          <table:table-cell office:value-type="float" office:value="8979919" table:style-name="ce2">
            <text:p>897991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98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08" table:style-name="ce2">
            <text:p>60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e3ecf</text:p>
          </table:table-cell>
          <table:table-cell office:value-type="float" office:value="8980021" table:style-name="ce2">
            <text:p>898002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599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09" table:style-name="ce2">
            <text:p>60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e3ecf</text:p>
          </table:table-cell>
          <table:table-cell office:value-type="float" office:value="8980118" table:style-name="ce2">
            <text:p>898011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00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10" table:style-name="ce2">
            <text:p>61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e3ecf</text:p>
          </table:table-cell>
          <table:table-cell office:value-type="float" office:value="8980204" table:style-name="ce2">
            <text:p>898020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Do you do anything else here other than Divisionfag?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11" table:style-name="ce2">
            <text:p>61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e3ecf</text:p>
          </table:table-cell>
          <table:table-cell office:value-type="float" office:value="8980246" table:style-name="ce2">
            <text:p>898024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01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12" table:style-name="ce2">
            <text:p>61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e3ecf</text:p>
          </table:table-cell>
          <table:table-cell office:value-type="float" office:value="8980291" table:style-name="ce2">
            <text:p>898029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Yes before Our mission started I did.<text:s/>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13" table:style-name="ce2">
            <text:p>61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e3ecf</text:p>
          </table:table-cell>
          <table:table-cell office:value-type="float" office:value="8980314" table:style-name="ce2">
            <text:p>898031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We are No Such Agency. We do not Exist.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14" table:style-name="ce2">
            <text:p>61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e3ecf</text:p>
          </table:table-cell>
          <table:table-cell office:value-type="float" office:value="8980417" table:style-name="ce2">
            <text:p>898041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This Shift is a Wreck!<text:s/>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15" table:style-name="ce2">
            <text:p>61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7b40e</text:p>
          </table:table-cell>
          <table:table-cell office:value-type="float" office:value="8981164" table:style-name="ce2">
            <text:p>898116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02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16" table:style-name="ce2">
            <text:p>61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12d7d7</text:p>
          </table:table-cell>
          <table:table-cell office:value-type="float" office:value="8981565" table:style-name="ce2">
            <text:p>898156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You could be on to something there Anon.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17" table:style-name="ce2">
            <text:p>61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12d7d7</text:p>
          </table:table-cell>
          <table:table-cell office:value-type="float" office:value="8981626" table:style-name="ce2">
            <text:p>898162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CREED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18" table:style-name="ce2">
            <text:p>61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12d7d7</text:p>
          </table:table-cell>
          <table:table-cell office:value-type="float" office:value="8981798" table:style-name="ce2">
            <text:p>898179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Guess it time… … … … … ..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19" table:style-name="ce2">
            <text:p>61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12d7d7</text:p>
          </table:table-cell>
          <table:table-cell office:value-type="float" office:value="8982074" table:style-name="ce2">
            <text:p>898207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03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20" table:style-name="ce2">
            <text:p>62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d782bf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04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21" table:style-name="ce2">
            <text:p>62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d782bf</text:p>
          </table:table-cell>
          <table:table-cell office:value-type="float" office:value="8982929" table:style-name="ce2">
            <text:p>898292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05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22" table:style-name="ce2">
            <text:p>62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d782bf</text:p>
          </table:table-cell>
          <table:table-cell office:value-type="float" office:value="8982929" table:style-name="ce2">
            <text:p>898292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06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23" table:style-name="ce2">
            <text:p>623</text:p>
          </table:table-cell>
          <table:table-cell office:value-type="string" table:style-name="ce2">
            <text:p>NULL</text:p>
          </table:table-cell>
          <table:table-cell office:value-type="float" office:value="135793" table:style-name="ce2">
            <text:p>135793</text:p>
          </table:table-cell>
          <table:table-cell office:value-type="float" office:value="8983953" table:style-name="ce2">
            <text:p>898395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07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24" table:style-name="ce2">
            <text:p>624</text:p>
          </table:table-cell>
          <table:table-cell office:value-type="string" table:style-name="ce2">
            <text:p>NULL</text:p>
          </table:table-cell>
          <table:table-cell office:value-type="float" office:value="135793" table:style-name="ce2">
            <text:p>135793</text:p>
          </table:table-cell>
          <table:table-cell office:value-type="float" office:value="8983953" table:style-name="ce2">
            <text:p>898395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08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25" table:style-name="ce2">
            <text:p>625</text:p>
          </table:table-cell>
          <table:table-cell office:value-type="string" table:style-name="ce2">
            <text:p>NULL</text:p>
          </table:table-cell>
          <table:table-cell office:value-type="float" office:value="135793" table:style-name="ce2">
            <text:p>135793</text:p>
          </table:table-cell>
          <table:table-cell office:value-type="float" office:value="8984156" table:style-name="ce2">
            <text:p>898415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09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26" table:style-name="ce2">
            <text:p>626</text:p>
          </table:table-cell>
          <table:table-cell office:value-type="string" table:style-name="ce2">
            <text:p>NULL</text:p>
          </table:table-cell>
          <table:table-cell office:value-type="float" office:value="135793" table:style-name="ce2">
            <text:p>135793</text:p>
          </table:table-cell>
          <table:table-cell office:value-type="float" office:value="8984286" table:style-name="ce2">
            <text:p>898428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10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27" table:style-name="ce2">
            <text:p>627</text:p>
          </table:table-cell>
          <table:table-cell office:value-type="string" table:style-name="ce2">
            <text:p>NULL</text:p>
          </table:table-cell>
          <table:table-cell office:value-type="float" office:value="135793" table:style-name="ce2">
            <text:p>135793</text:p>
          </table:table-cell>
          <table:table-cell office:value-type="float" office:value="8984419" table:style-name="ce2">
            <text:p>898441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11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28" table:style-name="ce2">
            <text:p>628</text:p>
          </table:table-cell>
          <table:table-cell office:value-type="string" table:style-name="ce2">
            <text:p>NULL</text:p>
          </table:table-cell>
          <table:table-cell office:value-type="float" office:value="135793" table:style-name="ce2">
            <text:p>135793</text:p>
          </table:table-cell>
          <table:table-cell office:value-type="float" office:value="8984506" table:style-name="ce2">
            <text:p>898450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12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29" table:style-name="ce2">
            <text:p>62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4ed3c</text:p>
          </table:table-cell>
          <table:table-cell office:value-type="float" office:value="8984583" table:style-name="ce2">
            <text:p>898458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13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30" table:style-name="ce2">
            <text:p>63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4ed3c</text:p>
          </table:table-cell>
          <table:table-cell office:value-type="float" office:value="8984606" table:style-name="ce2">
            <text:p>898460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14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31" table:style-name="ce2">
            <text:p>63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4ed3c</text:p>
          </table:table-cell>
          <table:table-cell office:value-type="float" office:value="8984642" table:style-name="ce2">
            <text:p>898464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15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32" table:style-name="ce2">
            <text:p>632</text:p>
          </table:table-cell>
          <table:table-cell office:value-type="string" table:style-name="ce2">
            <text:p>NULL</text:p>
          </table:table-cell>
          <table:table-cell office:value-type="float" office:value="0" table:style-name="ce2">
            <text:p>0</text:p>
          </table:table-cell>
          <table:table-cell office:value-type="float" office:value="8984642" table:style-name="ce2">
            <text:p>898464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16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33" table:style-name="ce2">
            <text:p>63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f501e9</text:p>
          </table:table-cell>
          <table:table-cell office:value-type="float" office:value="8988085" table:style-name="ce2">
            <text:p>898808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17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34" table:style-name="ce2">
            <text:p>63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f501e9</text:p>
          </table:table-cell>
          <table:table-cell office:value-type="float" office:value="8988125" table:style-name="ce2">
            <text:p>898812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18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35" table:style-name="ce2">
            <text:p>63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f501e9</text:p>
          </table:table-cell>
          <table:table-cell office:value-type="float" office:value="8988151" table:style-name="ce2">
            <text:p>898815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19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36" table:style-name="ce2">
            <text:p>63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f501e9</text:p>
          </table:table-cell>
          <table:table-cell office:value-type="float" office:value="8988169" table:style-name="ce2">
            <text:p>898816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20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37" table:style-name="ce2">
            <text:p>63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f501e9</text:p>
          </table:table-cell>
          <table:table-cell office:value-type="float" office:value="8988230" table:style-name="ce2">
            <text:p>898823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21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38" table:style-name="ce2">
            <text:p>63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f501e9</text:p>
          </table:table-cell>
          <table:table-cell office:value-type="float" office:value="8988230" table:style-name="ce2">
            <text:p>898823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22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39" table:style-name="ce2">
            <text:p>63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f501e9</text:p>
          </table:table-cell>
          <table:table-cell office:value-type="float" office:value="8988376" table:style-name="ce2">
            <text:p>898837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23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40" table:style-name="ce2">
            <text:p>64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ecaecc</text:p>
          </table:table-cell>
          <table:table-cell office:value-type="float" office:value="8988402" table:style-name="ce2">
            <text:p>898840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24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41" table:style-name="ce2">
            <text:p>64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ecaecc</text:p>
          </table:table-cell>
          <table:table-cell office:value-type="float" office:value="8988431" table:style-name="ce2">
            <text:p>898843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25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42" table:style-name="ce2">
            <text:p>64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ecaecc</text:p>
          </table:table-cell>
          <table:table-cell office:value-type="float" office:value="8988431" table:style-name="ce2">
            <text:p>898843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26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43" table:style-name="ce2">
            <text:p>64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ecaecc</text:p>
          </table:table-cell>
          <table:table-cell office:value-type="float" office:value="8988516" table:style-name="ce2">
            <text:p>898851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27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44" table:style-name="ce2">
            <text:p>64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ecaecc</text:p>
          </table:table-cell>
          <table:table-cell office:value-type="float" office:value="8988578" table:style-name="ce2">
            <text:p>898857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28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45" table:style-name="ce2">
            <text:p>64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ecaecc</text:p>
          </table:table-cell>
          <table:table-cell office:value-type="float" office:value="8988683" table:style-name="ce2">
            <text:p>898868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29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46" table:style-name="ce2">
            <text:p>64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ecaecc</text:p>
          </table:table-cell>
          <table:table-cell office:value-type="float" office:value="8988818" table:style-name="ce2">
            <text:p>898881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30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47" table:style-name="ce2">
            <text:p>64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ecaecc</text:p>
          </table:table-cell>
          <table:table-cell office:value-type="float" office:value="8988859" table:style-name="ce2">
            <text:p>898885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31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48" table:style-name="ce2">
            <text:p>64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ecaecc</text:p>
          </table:table-cell>
          <table:table-cell office:value-type="float" office:value="8988916" table:style-name="ce2">
            <text:p>898891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32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49" table:style-name="ce2">
            <text:p>64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ecaecc</text:p>
          </table:table-cell>
          <table:table-cell office:value-type="float" office:value="8988984" table:style-name="ce2">
            <text:p>898898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33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50" table:style-name="ce2">
            <text:p>65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ecaecc</text:p>
          </table:table-cell>
          <table:table-cell office:value-type="float" office:value="8989142" table:style-name="ce2">
            <text:p>898914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34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51" table:style-name="ce2">
            <text:p>65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14c4e5</text:p>
          </table:table-cell>
          <table:table-cell office:value-type="float" office:value="8989253" table:style-name="ce2">
            <text:p>898925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35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52" table:style-name="ce2">
            <text:p>65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14c4e5</text:p>
          </table:table-cell>
          <table:table-cell office:value-type="float" office:value="8989365" table:style-name="ce2">
            <text:p>898936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36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53" table:style-name="ce2">
            <text:p>65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14c4e5</text:p>
          </table:table-cell>
          <table:table-cell office:value-type="float" office:value="8989479" table:style-name="ce2">
            <text:p>898947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37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54" table:style-name="ce2">
            <text:p>65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14c4e5</text:p>
          </table:table-cell>
          <table:table-cell office:value-type="float" office:value="8989601" table:style-name="ce2">
            <text:p>898960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38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55" table:style-name="ce2">
            <text:p>65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14c4e5</text:p>
          </table:table-cell>
          <table:table-cell office:value-type="float" office:value="8989883" table:style-name="ce2">
            <text:p>898988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39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56" table:style-name="ce2">
            <text:p>65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14c4e5</text:p>
          </table:table-cell>
          <table:table-cell office:value-type="float" office:value="8989914" table:style-name="ce2">
            <text:p>898991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40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57" table:style-name="ce2">
            <text:p>65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4ecf8</text:p>
          </table:table-cell>
          <table:table-cell office:value-type="float" office:value="8990019" table:style-name="ce2">
            <text:p>899001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41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58" table:style-name="ce2">
            <text:p>65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4ecf8</text:p>
          </table:table-cell>
          <table:table-cell office:value-type="float" office:value="8990058" table:style-name="ce2">
            <text:p>899005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42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59" table:style-name="ce2">
            <text:p>65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4ecf8</text:p>
          </table:table-cell>
          <table:table-cell office:value-type="float" office:value="8990070" table:style-name="ce2">
            <text:p>899007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43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60" table:style-name="ce2">
            <text:p>66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4ecf8</text:p>
          </table:table-cell>
          <table:table-cell office:value-type="float" office:value="8990190" table:style-name="ce2">
            <text:p>899019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44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61" table:style-name="ce2">
            <text:p>66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4ecf8</text:p>
          </table:table-cell>
          <table:table-cell office:value-type="float" office:value="8990226" table:style-name="ce2">
            <text:p>899022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45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62" table:style-name="ce2">
            <text:p>66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4ecf8</text:p>
          </table:table-cell>
          <table:table-cell office:value-type="float" office:value="8990285" table:style-name="ce2">
            <text:p>899028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46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63" table:style-name="ce2">
            <text:p>66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4ecf8</text:p>
          </table:table-cell>
          <table:table-cell office:value-type="float" office:value="8990322" table:style-name="ce2">
            <text:p>899032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47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64" table:style-name="ce2">
            <text:p>66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4ecf8</text:p>
          </table:table-cell>
          <table:table-cell office:value-type="float" office:value="8990405" table:style-name="ce2">
            <text:p>899040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48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65" table:style-name="ce2">
            <text:p>66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4ecf8</text:p>
          </table:table-cell>
          <table:table-cell office:value-type="float" office:value="8990435" table:style-name="ce2">
            <text:p>899043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49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66" table:style-name="ce2">
            <text:p>66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4ecf8</text:p>
          </table:table-cell>
          <table:table-cell office:value-type="float" office:value="8990483" table:style-name="ce2">
            <text:p>899048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50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67" table:style-name="ce2">
            <text:p>66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4ecf8</text:p>
          </table:table-cell>
          <table:table-cell office:value-type="float" office:value="8990531" table:style-name="ce2">
            <text:p>899053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51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68" table:style-name="ce2">
            <text:p>66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4ecf8</text:p>
          </table:table-cell>
          <table:table-cell office:value-type="float" office:value="8990609" table:style-name="ce2">
            <text:p>899060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52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69" table:style-name="ce2">
            <text:p>66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4ecf8</text:p>
          </table:table-cell>
          <table:table-cell office:value-type="float" office:value="8990646" table:style-name="ce2">
            <text:p>899064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53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70" table:style-name="ce2">
            <text:p>67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64ecf8</text:p>
          </table:table-cell>
          <table:table-cell office:value-type="float" office:value="8990686" table:style-name="ce2">
            <text:p>899068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54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71" table:style-name="ce2">
            <text:p>67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9b80a4</text:p>
          </table:table-cell>
          <table:table-cell office:value-type="float" office:value="8990708" table:style-name="ce2">
            <text:p>899070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55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72" table:style-name="ce2">
            <text:p>67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9b80a4</text:p>
          </table:table-cell>
          <table:table-cell office:value-type="float" office:value="8990874" table:style-name="ce2">
            <text:p>8990874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56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73" table:style-name="ce2">
            <text:p>67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9b80a4</text:p>
          </table:table-cell>
          <table:table-cell office:value-type="float" office:value="8990976" table:style-name="ce2">
            <text:p>899097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57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74" table:style-name="ce2">
            <text:p>67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9b80a4</text:p>
          </table:table-cell>
          <table:table-cell office:value-type="float" office:value="8991063" table:style-name="ce2">
            <text:p>899106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58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75" table:style-name="ce2">
            <text:p>67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9b80a4</text:p>
          </table:table-cell>
          <table:table-cell office:value-type="float" office:value="8991117" table:style-name="ce2">
            <text:p>899111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59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76" table:style-name="ce2">
            <text:p>67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9b80a4</text:p>
          </table:table-cell>
          <table:table-cell office:value-type="float" office:value="8991178" table:style-name="ce2">
            <text:p>899117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60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77" table:style-name="ce2">
            <text:p>67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9b80a4</text:p>
          </table:table-cell>
          <table:table-cell office:value-type="float" office:value="8991248" table:style-name="ce2">
            <text:p>899124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61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78" table:style-name="ce2">
            <text:p>67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9b80a4</text:p>
          </table:table-cell>
          <table:table-cell office:value-type="float" office:value="8991289" table:style-name="ce2">
            <text:p>899128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62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79" table:style-name="ce2">
            <text:p>67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9b80a4</text:p>
          </table:table-cell>
          <table:table-cell office:value-type="float" office:value="8991392" table:style-name="ce2">
            <text:p>899139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64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80" table:style-name="ce2">
            <text:p>68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9b80a4</text:p>
          </table:table-cell>
          <table:table-cell office:value-type="float" office:value="8991459" table:style-name="ce2">
            <text:p>899145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65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81" table:style-name="ce2">
            <text:p>68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9b80a4</text:p>
          </table:table-cell>
          <table:table-cell office:value-type="float" office:value="8991685" table:style-name="ce2">
            <text:p>899168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66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82" table:style-name="ce2">
            <text:p>68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4a2e8</text:p>
          </table:table-cell>
          <table:table-cell office:value-type="float" office:value="8991689" table:style-name="ce2">
            <text:p>899168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67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83" table:style-name="ce2">
            <text:p>68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4a2e8</text:p>
          </table:table-cell>
          <table:table-cell office:value-type="float" office:value="8991787" table:style-name="ce2">
            <text:p>899178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68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84" table:style-name="ce2">
            <text:p>68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4a2e8</text:p>
          </table:table-cell>
          <table:table-cell office:value-type="float" office:value="8991811" table:style-name="ce2">
            <text:p>899181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69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85" table:style-name="ce2">
            <text:p>68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4a2e8</text:p>
          </table:table-cell>
          <table:table-cell office:value-type="float" office:value="8991928" table:style-name="ce2">
            <text:p>899192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71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86" table:style-name="ce2">
            <text:p>68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4a2e8</text:p>
          </table:table-cell>
          <table:table-cell office:value-type="float" office:value="8992079" table:style-name="ce2">
            <text:p>899207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72.png</text:p>
          </table:table-cell>
          <table:table-cell table:number-columns-repeated="16376"/>
        </table:table-row>
        <table:table-row table:style-name="ro1">
          <table:table-cell office:value-type="date" office:date-value="2020-05-01T00:00:00" table:style-name="ce3">
            <text:p>5/1/2020</text:p>
          </table:table-cell>
          <table:table-cell office:value-type="float" office:value="687" table:style-name="ce2">
            <text:p>68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4a2e8</text:p>
          </table:table-cell>
          <table:table-cell office:value-type="float" office:value="8992107" table:style-name="ce2">
            <text:p>899210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73.png</text:p>
          </table:table-cell>
          <table:table-cell table:number-columns-repeated="16376"/>
        </table:table-row>
        <table:table-row table:style-name="ro1">
          <table:table-cell office:value-type="date" office:date-value="2020-05-02T00:00:00" table:style-name="ce3">
            <text:p>5/2/2020</text:p>
          </table:table-cell>
          <table:table-cell office:value-type="float" office:value="688" table:style-name="ce2">
            <text:p>68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ca99a</text:p>
          </table:table-cell>
          <table:table-cell office:value-type="float" office:value="8993895" table:style-name="ce2">
            <text:p>899389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74.png</text:p>
          </table:table-cell>
          <table:table-cell table:number-columns-repeated="16376"/>
        </table:table-row>
        <table:table-row table:style-name="ro1">
          <table:table-cell office:value-type="date" office:date-value="2020-05-02T00:00:00" table:style-name="ce3">
            <text:p>5/2/2020</text:p>
          </table:table-cell>
          <table:table-cell office:value-type="float" office:value="689" table:style-name="ce2">
            <text:p>68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ca99a</text:p>
          </table:table-cell>
          <table:table-cell office:value-type="float" office:value="8993895" table:style-name="ce2">
            <text:p>899389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75.png</text:p>
          </table:table-cell>
          <table:table-cell table:number-columns-repeated="16376"/>
        </table:table-row>
        <table:table-row table:style-name="ro1">
          <table:table-cell office:value-type="date" office:date-value="2020-05-02T00:00:00" table:style-name="ce3">
            <text:p>5/2/2020</text:p>
          </table:table-cell>
          <table:table-cell office:value-type="float" office:value="690" table:style-name="ce2">
            <text:p>69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ca99a</text:p>
          </table:table-cell>
          <table:table-cell office:value-type="float" office:value="8993895" table:style-name="ce2">
            <text:p>899389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76.png</text:p>
          </table:table-cell>
          <table:table-cell table:number-columns-repeated="16376"/>
        </table:table-row>
        <table:table-row table:style-name="ro1">
          <table:table-cell office:value-type="date" office:date-value="2020-05-02T00:00:00" table:style-name="ce3">
            <text:p>5/2/2020</text:p>
          </table:table-cell>
          <table:table-cell office:value-type="float" office:value="691" table:style-name="ce2">
            <text:p>69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ca99a</text:p>
          </table:table-cell>
          <table:table-cell office:value-type="float" office:value="8993895" table:style-name="ce2">
            <text:p>899389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77.png</text:p>
          </table:table-cell>
          <table:table-cell table:number-columns-repeated="16376"/>
        </table:table-row>
        <table:table-row table:style-name="ro1">
          <table:table-cell office:value-type="date" office:date-value="2020-05-02T00:00:00" table:style-name="ce3">
            <text:p>5/2/2020</text:p>
          </table:table-cell>
          <table:table-cell office:value-type="float" office:value="692" table:style-name="ce2">
            <text:p>69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ca99a</text:p>
          </table:table-cell>
          <table:table-cell office:value-type="float" office:value="8993946" table:style-name="ce2">
            <text:p>899394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78.png</text:p>
          </table:table-cell>
          <table:table-cell table:number-columns-repeated="16376"/>
        </table:table-row>
        <table:table-row table:style-name="ro1">
          <table:table-cell office:value-type="date" office:date-value="2020-05-02T00:00:00" table:style-name="ce3">
            <text:p>5/2/2020</text:p>
          </table:table-cell>
          <table:table-cell office:value-type="float" office:value="693" table:style-name="ce2">
            <text:p>69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ca99a</text:p>
          </table:table-cell>
          <table:table-cell office:value-type="float" office:value="8993971" table:style-name="ce2">
            <text:p>899397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79.png</text:p>
          </table:table-cell>
          <table:table-cell table:number-columns-repeated="16376"/>
        </table:table-row>
        <table:table-row table:style-name="ro1">
          <table:table-cell office:value-type="date" office:date-value="2020-05-02T00:00:00" table:style-name="ce3">
            <text:p>5/2/2020</text:p>
          </table:table-cell>
          <table:table-cell office:value-type="float" office:value="694" table:style-name="ce2">
            <text:p>69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ca99a</text:p>
          </table:table-cell>
          <table:table-cell office:value-type="float" office:value="8994129" table:style-name="ce2">
            <text:p>899412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80.png</text:p>
          </table:table-cell>
          <table:table-cell table:number-columns-repeated="16376"/>
        </table:table-row>
        <table:table-row table:style-name="ro1">
          <table:table-cell office:value-type="date" office:date-value="2020-05-02T00:00:00" table:style-name="ce3">
            <text:p>5/2/2020</text:p>
          </table:table-cell>
          <table:table-cell office:value-type="float" office:value="695" table:style-name="ce2">
            <text:p>69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ca99a</text:p>
          </table:table-cell>
          <table:table-cell office:value-type="float" office:value="8994325" table:style-name="ce2">
            <text:p>899432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81.png</text:p>
          </table:table-cell>
          <table:table-cell table:number-columns-repeated="16376"/>
        </table:table-row>
        <table:table-row table:style-name="ro1">
          <table:table-cell office:value-type="date" office:date-value="2020-05-02T00:00:00" table:style-name="ce3">
            <text:p>5/2/2020</text:p>
          </table:table-cell>
          <table:table-cell office:value-type="float" office:value="696" table:style-name="ce2">
            <text:p>69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ca99a</text:p>
          </table:table-cell>
          <table:table-cell office:value-type="float" office:value="8994348" table:style-name="ce2">
            <text:p>899434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82.png</text:p>
          </table:table-cell>
          <table:table-cell table:number-columns-repeated="16376"/>
        </table:table-row>
        <table:table-row table:style-name="ro1">
          <table:table-cell office:value-type="date" office:date-value="2020-05-02T00:00:00" table:style-name="ce3">
            <text:p>5/2/2020</text:p>
          </table:table-cell>
          <table:table-cell office:value-type="float" office:value="697" table:style-name="ce2">
            <text:p>69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ef690e</text:p>
          </table:table-cell>
          <table:table-cell office:value-type="float" office:value="8994622" table:style-name="ce2">
            <text:p>899462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83.png</text:p>
          </table:table-cell>
          <table:table-cell table:number-columns-repeated="16376"/>
        </table:table-row>
        <table:table-row table:style-name="ro1">
          <table:table-cell office:value-type="date" office:date-value="2020-05-02T00:00:00" table:style-name="ce3">
            <text:p>5/2/2020</text:p>
          </table:table-cell>
          <table:table-cell office:value-type="float" office:value="698" table:style-name="ce2">
            <text:p>69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ef690e</text:p>
          </table:table-cell>
          <table:table-cell office:value-type="float" office:value="8994673" table:style-name="ce2">
            <text:p>899467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84.png</text:p>
          </table:table-cell>
          <table:table-cell table:number-columns-repeated="16376"/>
        </table:table-row>
        <table:table-row table:style-name="ro1">
          <table:table-cell office:value-type="date" office:date-value="2020-05-02T00:00:00" table:style-name="ce3">
            <text:p>5/2/2020</text:p>
          </table:table-cell>
          <table:table-cell office:value-type="float" office:value="699" table:style-name="ce2">
            <text:p>69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ef690e</text:p>
          </table:table-cell>
          <table:table-cell office:value-type="float" office:value="8994702" table:style-name="ce2">
            <text:p>899470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85.png</text:p>
          </table:table-cell>
          <table:table-cell table:number-columns-repeated="16376"/>
        </table:table-row>
        <table:table-row table:style-name="ro1">
          <table:table-cell office:value-type="date" office:date-value="2020-05-02T00:00:00" table:style-name="ce3">
            <text:p>5/2/2020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ef690e</text:p>
          </table:table-cell>
          <table:table-cell office:value-type="float" office:value="8994763" table:style-name="ce2">
            <text:p>899476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87.png</text:p>
          </table:table-cell>
          <table:table-cell table:number-columns-repeated="16376"/>
        </table:table-row>
        <table:table-row table:style-name="ro1">
          <table:table-cell office:value-type="date" office:date-value="2020-05-02T00:00:00" table:style-name="ce3">
            <text:p>5/2/2020</text:p>
          </table:table-cell>
          <table:table-cell office:value-type="float" office:value="701" table:style-name="ce2">
            <text:p>70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ef690e</text:p>
          </table:table-cell>
          <table:table-cell office:value-type="float" office:value="8994800" table:style-name="ce2">
            <text:p>899480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88.png</text:p>
          </table:table-cell>
          <table:table-cell table:number-columns-repeated="16376"/>
        </table:table-row>
        <table:table-row table:style-name="ro1">
          <table:table-cell office:value-type="date" office:date-value="2020-05-02T00:00:00" table:style-name="ce3">
            <text:p>5/2/2020</text:p>
          </table:table-cell>
          <table:table-cell office:value-type="float" office:value="702" table:style-name="ce2">
            <text:p>70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ef690e</text:p>
          </table:table-cell>
          <table:table-cell office:value-type="float" office:value="8994833" table:style-name="ce2">
            <text:p>899483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89.png</text:p>
          </table:table-cell>
          <table:table-cell table:number-columns-repeated="16376"/>
        </table:table-row>
        <table:table-row table:style-name="ro1">
          <table:table-cell office:value-type="date" office:date-value="2020-05-02T00:00:00" table:style-name="ce3">
            <text:p>5/2/2020</text:p>
          </table:table-cell>
          <table:table-cell office:value-type="float" office:value="703" table:style-name="ce2">
            <text:p>70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ef690e</text:p>
          </table:table-cell>
          <table:table-cell office:value-type="float" office:value="8994842" table:style-name="ce2">
            <text:p>899484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90.png</text:p>
          </table:table-cell>
          <table:table-cell table:number-columns-repeated="16376"/>
        </table:table-row>
        <table:table-row table:style-name="ro1">
          <table:table-cell office:value-type="date" office:date-value="2020-05-02T00:00:00" table:style-name="ce3">
            <text:p>5/2/2020</text:p>
          </table:table-cell>
          <table:table-cell office:value-type="float" office:value="704" table:style-name="ce2">
            <text:p>70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ef690e</text:p>
          </table:table-cell>
          <table:table-cell office:value-type="float" office:value="8994855" table:style-name="ce2">
            <text:p>899485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91.png</text:p>
          </table:table-cell>
          <table:table-cell table:number-columns-repeated="16376"/>
        </table:table-row>
        <table:table-row table:style-name="ro1">
          <table:table-cell office:value-type="date" office:date-value="2020-05-02T00:00:00" table:style-name="ce3">
            <text:p>5/2/2020</text:p>
          </table:table-cell>
          <table:table-cell office:value-type="float" office:value="705" table:style-name="ce2">
            <text:p>70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ef690e</text:p>
          </table:table-cell>
          <table:table-cell office:value-type="float" office:value="8994878" table:style-name="ce2">
            <text:p>899487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92.png</text:p>
          </table:table-cell>
          <table:table-cell table:number-columns-repeated="16376"/>
        </table:table-row>
        <table:table-row table:style-name="ro1">
          <table:table-cell office:value-type="date" office:date-value="2020-05-02T00:00:00" table:style-name="ce3">
            <text:p>5/2/2020</text:p>
          </table:table-cell>
          <table:table-cell office:value-type="float" office:value="706" table:style-name="ce2">
            <text:p>70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ef690e</text:p>
          </table:table-cell>
          <table:table-cell office:value-type="float" office:value="8994920" table:style-name="ce2">
            <text:p>899492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93.png</text:p>
          </table:table-cell>
          <table:table-cell table:number-columns-repeated="16376"/>
        </table:table-row>
        <table:table-row table:style-name="ro1">
          <table:table-cell office:value-type="date" office:date-value="2020-05-02T00:00:00" table:style-name="ce3">
            <text:p>5/2/2020</text:p>
          </table:table-cell>
          <table:table-cell office:value-type="float" office:value="707" table:style-name="ce2">
            <text:p>70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ef690e</text:p>
          </table:table-cell>
          <table:table-cell office:value-type="float" office:value="8995035" table:style-name="ce2">
            <text:p>8995035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94.png</text:p>
          </table:table-cell>
          <table:table-cell table:number-columns-repeated="16376"/>
        </table:table-row>
        <table:table-row table:style-name="ro1">
          <table:table-cell office:value-type="date" office:date-value="2020-05-02T00:00:00" table:style-name="ce3">
            <text:p>5/2/2020</text:p>
          </table:table-cell>
          <table:table-cell office:value-type="float" office:value="708" table:style-name="ce2">
            <text:p>70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ef690e</text:p>
          </table:table-cell>
          <table:table-cell office:value-type="float" office:value="8995106" table:style-name="ce2">
            <text:p>899510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95.png</text:p>
          </table:table-cell>
          <table:table-cell table:number-columns-repeated="16376"/>
        </table:table-row>
        <table:table-row table:style-name="ro1">
          <table:table-cell office:value-type="date" office:date-value="2020-05-02T00:00:00" table:style-name="ce3">
            <text:p>5/2/2020</text:p>
          </table:table-cell>
          <table:table-cell office:value-type="float" office:value="709" table:style-name="ce2">
            <text:p>70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ef690e</text:p>
          </table:table-cell>
          <table:table-cell office:value-type="float" office:value="8995106" table:style-name="ce2">
            <text:p>899510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96.png</text:p>
          </table:table-cell>
          <table:table-cell table:number-columns-repeated="16376"/>
        </table:table-row>
        <table:table-row table:style-name="ro1">
          <table:table-cell office:value-type="date" office:date-value="2020-05-02T00:00:00" table:style-name="ce3">
            <text:p>5/2/2020</text:p>
          </table:table-cell>
          <table:table-cell office:value-type="float" office:value="710" table:style-name="ce2">
            <text:p>71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ef690e</text:p>
          </table:table-cell>
          <table:table-cell office:value-type="float" office:value="8995181" table:style-name="ce2">
            <text:p>899518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97.png</text:p>
          </table:table-cell>
          <table:table-cell table:number-columns-repeated="16376"/>
        </table:table-row>
        <table:table-row table:style-name="ro1">
          <table:table-cell office:value-type="date" office:date-value="2020-05-02T00:00:00" table:style-name="ce3">
            <text:p>5/2/2020</text:p>
          </table:table-cell>
          <table:table-cell office:value-type="float" office:value="711" table:style-name="ce2">
            <text:p>71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ef690e</text:p>
          </table:table-cell>
          <table:table-cell office:value-type="float" office:value="8995210" table:style-name="ce2">
            <text:p>899521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98.png</text:p>
          </table:table-cell>
          <table:table-cell table:number-columns-repeated="16376"/>
        </table:table-row>
        <table:table-row table:style-name="ro1">
          <table:table-cell office:value-type="date" office:date-value="2020-05-02T00:00:00" table:style-name="ce3">
            <text:p>5/2/2020</text:p>
          </table:table-cell>
          <table:table-cell office:value-type="float" office:value="712" table:style-name="ce2">
            <text:p>71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ef690e</text:p>
          </table:table-cell>
          <table:table-cell office:value-type="float" office:value="8995240" table:style-name="ce2">
            <text:p>899524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699.png</text:p>
          </table:table-cell>
          <table:table-cell table:number-columns-repeated="16376"/>
        </table:table-row>
        <table:table-row table:style-name="ro1">
          <table:table-cell office:value-type="date" office:date-value="2020-05-02T00:00:00" table:style-name="ce3">
            <text:p>5/2/2020</text:p>
          </table:table-cell>
          <table:table-cell office:value-type="float" office:value="713" table:style-name="ce2">
            <text:p>71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747b5</text:p>
          </table:table-cell>
          <table:table-cell office:value-type="float" office:value="8995380" table:style-name="ce2">
            <text:p>8995380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700.png</text:p>
          </table:table-cell>
          <table:table-cell table:number-columns-repeated="16376"/>
        </table:table-row>
        <table:table-row table:style-name="ro1">
          <table:table-cell office:value-type="date" office:date-value="2020-05-02T00:00:00" table:style-name="ce3">
            <text:p>5/2/2020</text:p>
          </table:table-cell>
          <table:table-cell office:value-type="float" office:value="714" table:style-name="ce2">
            <text:p>71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747b5</text:p>
          </table:table-cell>
          <table:table-cell office:value-type="float" office:value="8995621" table:style-name="ce2">
            <text:p>899562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701.png</text:p>
          </table:table-cell>
          <table:table-cell table:number-columns-repeated="16376"/>
        </table:table-row>
        <table:table-row table:style-name="ro1">
          <table:table-cell office:value-type="date" office:date-value="2020-05-02T00:00:00" table:style-name="ce3">
            <text:p>5/2/2020</text:p>
          </table:table-cell>
          <table:table-cell office:value-type="float" office:value="715" table:style-name="ce2">
            <text:p>71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747b5</text:p>
          </table:table-cell>
          <table:table-cell office:value-type="float" office:value="8995747" table:style-name="ce2">
            <text:p>8995747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702.png</text:p>
          </table:table-cell>
          <table:table-cell table:number-columns-repeated="16376"/>
        </table:table-row>
        <table:table-row table:style-name="ro1">
          <table:table-cell office:value-type="date" office:date-value="2020-05-02T00:00:00" table:style-name="ce3">
            <text:p>5/2/2020</text:p>
          </table:table-cell>
          <table:table-cell office:value-type="float" office:value="716" table:style-name="ce2">
            <text:p>71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747b5</text:p>
          </table:table-cell>
          <table:table-cell office:value-type="float" office:value="8995761" table:style-name="ce2">
            <text:p>899576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703.png</text:p>
          </table:table-cell>
          <table:table-cell table:number-columns-repeated="16376"/>
        </table:table-row>
        <table:table-row table:style-name="ro1">
          <table:table-cell office:value-type="date" office:date-value="2020-05-02T00:00:00" table:style-name="ce3">
            <text:p>5/2/2020</text:p>
          </table:table-cell>
          <table:table-cell office:value-type="float" office:value="717" table:style-name="ce2">
            <text:p>71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747b5</text:p>
          </table:table-cell>
          <table:table-cell office:value-type="float" office:value="8995761" table:style-name="ce2">
            <text:p>899576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704.png</text:p>
          </table:table-cell>
          <table:table-cell table:number-columns-repeated="16376"/>
        </table:table-row>
        <table:table-row table:style-name="ro1">
          <table:table-cell office:value-type="date" office:date-value="2020-05-02T00:00:00" table:style-name="ce3">
            <text:p>5/2/2020</text:p>
          </table:table-cell>
          <table:table-cell office:value-type="float" office:value="718" table:style-name="ce2">
            <text:p>718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747b5</text:p>
          </table:table-cell>
          <table:table-cell office:value-type="float" office:value="8995803" table:style-name="ce2">
            <text:p>899580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705.png</text:p>
          </table:table-cell>
          <table:table-cell table:number-columns-repeated="16376"/>
        </table:table-row>
        <table:table-row table:style-name="ro1">
          <table:table-cell office:value-type="date" office:date-value="2020-05-02T00:00:00" table:style-name="ce3">
            <text:p>5/2/2020</text:p>
          </table:table-cell>
          <table:table-cell office:value-type="float" office:value="719" table:style-name="ce2">
            <text:p>719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747b5</text:p>
          </table:table-cell>
          <table:table-cell office:value-type="float" office:value="8995811" table:style-name="ce2">
            <text:p>899581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706.png</text:p>
          </table:table-cell>
          <table:table-cell table:number-columns-repeated="16376"/>
        </table:table-row>
        <table:table-row table:style-name="ro1">
          <table:table-cell office:value-type="date" office:date-value="2020-05-02T00:00:00" table:style-name="ce3">
            <text:p>5/2/2020</text:p>
          </table:table-cell>
          <table:table-cell office:value-type="float" office:value="720" table:style-name="ce2">
            <text:p>720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747b5</text:p>
          </table:table-cell>
          <table:table-cell office:value-type="float" office:value="8995858" table:style-name="ce2">
            <text:p>8995858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707.png</text:p>
          </table:table-cell>
          <table:table-cell table:number-columns-repeated="16376"/>
        </table:table-row>
        <table:table-row table:style-name="ro1">
          <table:table-cell office:value-type="date" office:date-value="2020-05-02T00:00:00" table:style-name="ce3">
            <text:p>5/2/2020</text:p>
          </table:table-cell>
          <table:table-cell office:value-type="float" office:value="721" table:style-name="ce2">
            <text:p>72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747b5</text:p>
          </table:table-cell>
          <table:table-cell office:value-type="float" office:value="8995903" table:style-name="ce2">
            <text:p>899590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708.png</text:p>
          </table:table-cell>
          <table:table-cell table:number-columns-repeated="16376"/>
        </table:table-row>
        <table:table-row table:style-name="ro1">
          <table:table-cell office:value-type="date" office:date-value="2020-05-02T00:00:00" table:style-name="ce3">
            <text:p>5/2/2020</text:p>
          </table:table-cell>
          <table:table-cell office:value-type="float" office:value="722" table:style-name="ce2">
            <text:p>722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747b5</text:p>
          </table:table-cell>
          <table:table-cell office:value-type="float" office:value="8995936" table:style-name="ce2">
            <text:p>8995936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709.png</text:p>
          </table:table-cell>
          <table:table-cell table:number-columns-repeated="16376"/>
        </table:table-row>
        <table:table-row table:style-name="ro1">
          <table:table-cell office:value-type="date" office:date-value="2020-05-02T00:00:00" table:style-name="ce3">
            <text:p>5/2/2020</text:p>
          </table:table-cell>
          <table:table-cell office:value-type="float" office:value="723" table:style-name="ce2">
            <text:p>723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747b5</text:p>
          </table:table-cell>
          <table:table-cell office:value-type="float" office:value="8995971" table:style-name="ce2">
            <text:p>8995971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710.png</text:p>
          </table:table-cell>
          <table:table-cell table:number-columns-repeated="16376"/>
        </table:table-row>
        <table:table-row table:style-name="ro1">
          <table:table-cell office:value-type="date" office:date-value="2020-05-02T00:00:00" table:style-name="ce3">
            <text:p>5/2/2020</text:p>
          </table:table-cell>
          <table:table-cell office:value-type="float" office:value="724" table:style-name="ce2">
            <text:p>724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747b5</text:p>
          </table:table-cell>
          <table:table-cell office:value-type="float" office:value="8995983" table:style-name="ce2">
            <text:p>8995983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711.png</text:p>
          </table:table-cell>
          <table:table-cell table:number-columns-repeated="16376"/>
        </table:table-row>
        <table:table-row table:style-name="ro1">
          <table:table-cell office:value-type="date" office:date-value="2020-05-02T00:00:00" table:style-name="ce3">
            <text:p>5/2/2020</text:p>
          </table:table-cell>
          <table:table-cell office:value-type="float" office:value="725" table:style-name="ce2">
            <text:p>72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b747b5</text:p>
          </table:table-cell>
          <table:table-cell office:value-type="float" office:value="8996012" table:style-name="ce2">
            <text:p>8996012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712.png</text:p>
          </table:table-cell>
          <table:table-cell table:number-columns-repeated="16376"/>
        </table:table-row>
        <table:table-row table:style-name="ro1">
          <table:table-cell office:value-type="date" office:date-value="2020-05-02T00:00:00" table:style-name="ce3">
            <text:p>5/2/2020</text:p>
          </table:table-cell>
          <table:table-cell office:value-type="float" office:value="726" table:style-name="ce2">
            <text:p>726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a66719</text:p>
          </table:table-cell>
          <table:table-cell office:value-type="float" office:value="8996169" table:style-name="ce2">
            <text:p>8996169</text:p>
          </table:table-cell>
          <table:table-cell office:value-type="string" table:style-name="ce2">
            <text:p>Anonymous</text:p>
          </table:table-cell>
          <table:table-cell office:value-type="string" table:style-name="ce2">
            <text:p>8 kun/qresearch</text:p>
          </table:table-cell>
          <table:table-cell office:value-type="string" table:style-name="ce2">
            <text:p>Q-B-713.png</text:p>
          </table:table-cell>
          <table:table-cell table:number-columns-repeated="16376"/>
        </table:table-row>
        <table:table-row table:number-rows-repeated="10478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title/>
    <dc:description/>
    <dc:subject/>
    <meta:initial-creator/>
    <dc:creator>cloudconvert_21</dc:creator>
    <meta:creation-date>2024-06-04T16:32:08Z</meta:creation-date>
    <dc:date>2024-06-04T19:07:37Z</dc:date>
  </office:meta>
</office:document-meta>
</file>